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 Mono" svg:font-family="'Roboto Mon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ff" draw:stroke-linejoin="round" draw:fill="solid" draw:fill-color="#0000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93c47d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e06666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ff00" draw:stroke-linejoin="round" draw:fill="solid" draw:fill-color="#00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8e7cc3" draw:stroke-linejoin="round" draw:fill="solid" draw:fill-color="#8e7cc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bf9000" draw:stroke-linejoin="round" draw:fill="solid" draw:fill-color="#bf9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ea9999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ff0000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ffff00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fff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8e7cc3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bf90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bold" style:font-name-asian="Arial1" style:font-size-asian="6pt" style:font-style-asian="normal" style:font-weight-asian="bold" style:font-name-complex="Arial1" style:font-size-complex="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0cm" presentation:class="title" presentation:user-transformed="true">
          <draw:text-box>
            <text:p text:style-name="P1"><text:span text:style-name="T1">Smart Contracts on Plasma</text:span><text:span text:style-name="T1"><text:line-break/></text:span><text:span text:style-name="T2"><text:line-break/></text:span><text:span text:style-name="T2">a tale about local and global invariants</text:span></text:p>
          </draw:text-box>
        </draw:frame>
        <draw:frame draw:name="Shape 55" presentation:style-name="pr2" draw:text-style-name="P3" draw:layer="layout" svg:width="23.667cm" svg:height="2.201cm" svg:x="0.866cm" svg:y="6.226cm" presentation:class="subtitle" presentation:user-transformed="true">
          <draw:text-box>
            <text:p text:style-name="P1"><text:span text:style-name="T3">Christian Reitwiessner</text:span><text:span text:style-name="T3"><text:line-break/></text:span><text:span text:style-name="T4">Ethereum Meetup Berlin</text:span><text:span text:style-name="T4"><text:line-break/></text:span><text:span text:style-name="T4">2017-10-11</text:span><text:span text:style-name="T4"><text:line-break/></text:span><text:span text:style-name="T4"><text:line-break/></text:span><text:span text:style-name="T4">chris@ethereum.org</text:span><text:span text:style-name="T4"><text:line-break/></text:span><text:span text:style-name="T4">@chriseth / @ethchris</text:span><text:span text:style-name="T4"><text:line-break/></text:span><text:span text:style-name="T4"/></text:p>
          </draw:text-box>
        </draw:frame>
        <draw:custom-shape draw:name="Shape 56" draw:style-name="gr1" draw:text-style-name="P5" draw:layer="layout" svg:width="15.332cm" svg:height="0.997cm" svg:x="10.068cm" svg:y="13.29cm">
          <text:p text:style-name="P4"><text:span text:style-name="T5">T</text:span><text:span text:style-name="T5">e</text:span><text:span text:style-name="T5">x</text:span><text:span text:style-name="T5">t</text:span><text:span text:style-name="T5"> 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:</text:span><text:span text:style-name="T5"> </text:span><text:span text:style-name="T6"><text:a xlink:href="https://medium.com/@chriseth/plasma-local-global-e37fadba150" xlink:type="simple">https://medium.com/@chriseth/plasma-local-global-e37fadba15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Title_20_and_20_body" presentation:presentation-page-layout-name="AL2T1">
        <draw:frame draw:name="Shape 6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Outline</text:span></text:p>
          </draw:text-box>
        </draw:frame>
        <draw:frame draw:name="Shape 6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Plasma: Scalability solution by </text:span><text:span text:style-name="T4">Joseph Poon, Vitalik Buterin, 2017</text:span></text:p>
            <text:list text:style-name="L3">
              <text:list-item>
                <text:p text:style-name="P8"><text:span text:style-name="T4">Blockchains, State and </text:span><text:span text:style-name="T4">Transactions</text:span></text:p>
              </text:list-item>
              <text:list-item>
                <text:p text:style-name="P8"><text:span text:style-name="T4">Payment Channels: Blockchains </text:span><text:span text:style-name="T4">as Verifiers</text:span></text:p>
              </text:list-item>
              <text:list-item>
                <text:p text:style-name="P8"><text:span text:style-name="T4">Plasma as a Tree of Chains</text:span></text:p>
              </text:list-item>
              <text:list-item>
                <text:p text:style-name="P8"><text:span text:style-name="T4">Scalable Smart Contracts: Local </text:span><text:span text:style-name="T4">and Global Invariants</text:span></text:p>
              </text:list-item>
              <text:list-item>
                <text:p text:style-name="P8"><text:span text:style-name="T4">Example: Token Contract on </text:span><text:span text:style-name="T4">Plasma</text:span></text:p>
              </text:list-item>
            </text:list>
          </draw:text-box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chains" draw:style-name="dp1" draw:master-page-name="Title_20_and_20_body" presentation:presentation-page-layout-name="AL2T1">
        <draw:custom-shape draw:name="Shape 67" draw:style-name="gr3" draw:text-style-name="P10" xml:id="id47" draw:id="id47" draw:layer="layout" svg:width="2.267cm" svg:height="1.327cm" svg:x="4.264cm" svg:y="7.249cm">
          <text:p text:style-name="P4"><text:span text:style-name="T9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hape 6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Blockchains</text:span></text:p>
          </draw:text-box>
        </draw:frame>
        <draw:custom-shape draw:name="Shape 69" draw:style-name="gr3" draw:text-style-name="P10" draw:layer="layout" svg:width="2.097cm" svg:height="1.327cm" svg:x="1.97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3" draw:text-style-name="P10" xml:id="id1" draw:id="id1" draw:layer="layout" svg:width="2.097cm" svg:height="1.327cm" svg:x="4.7cm" svg:y="4.25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4" draw:text-style-name="P11" xml:id="id2" draw:id="id2" draw:layer="layout" svg:width="0.632cm" svg:height="0.001cm" draw:transform="rotate (-3.14159265358979) translate (4.7cm 4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" draw:style-name="gr3" draw:text-style-name="P10" xml:id="id3" draw:id="id3" draw:layer="layout" svg:width="2.097cm" svg:height="1.327cm" svg:x="7.431cm" svg:y="4.25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11" xml:id="id4" draw:id="id4" draw:layer="layout" svg:width="0.632cm" svg:height="0.001cm" draw:transform="rotate (-3.14159265358979) translate (7.431cm 4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4" draw:style-name="gr3" draw:text-style-name="P10" xml:id="id5" draw:id="id5" draw:layer="layout" svg:width="2.097cm" svg:height="1.327cm" svg:x="10.162cm" svg:y="4.25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4" draw:text-style-name="P11" xml:id="id6" draw:id="id6" draw:layer="layout" svg:width="0.632cm" svg:height="0.001cm" draw:transform="rotate (-3.14159265358979) translate (10.162cm 4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3" draw:text-style-name="P10" xml:id="id7" draw:id="id7" draw:layer="layout" svg:width="2.097cm" svg:height="1.327cm" svg:x="12.893cm" svg:y="4.25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4" draw:text-style-name="P11" xml:id="id8" draw:id="id8" draw:layer="layout" svg:width="0.632cm" svg:height="0.001cm" draw:transform="rotate (-3.14159265358979) translate (12.893cm 4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" draw:style-name="gr3" draw:text-style-name="P10" xml:id="id9" draw:id="id9" draw:layer="layout" svg:width="2.097cm" svg:height="1.327cm" svg:x="15.624cm" svg:y="4.25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4" draw:text-style-name="P11" xml:id="id10" draw:id="id10" draw:layer="layout" svg:width="0.632cm" svg:height="0.001cm" draw:transform="rotate (-3.14159265358979) translate (15.624cm 4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" draw:style-name="gr5" draw:text-style-name="P12" xml:id="id11" draw:id="id11" draw:layer="layout" svg:width="0.402cm" svg:height="0.349cm" svg:x="2.119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1" draw:style-name="gr5" draw:text-style-name="P12" xml:id="id12" draw:id="id12" draw:layer="layout" svg:width="0.402cm" svg:height="0.349cm" svg:x="2.817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2" draw:style-name="gr5" draw:text-style-name="P12" xml:id="id42" draw:id="id42" draw:layer="layout" svg:width="0.402cm" svg:height="0.349cm" svg:x="2.119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3" draw:style-name="gr5" draw:text-style-name="P12" xml:id="id13" draw:id="id13" draw:layer="layout" svg:width="0.402cm" svg:height="0.349cm" svg:x="2.817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4" draw:style-name="gr5" draw:text-style-name="P12" xml:id="id14" draw:id="id14" draw:layer="layout" svg:width="0.402cm" svg:height="0.349cm" svg:x="3.514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5" draw:style-name="gr5" draw:text-style-name="P12" xml:id="id15" draw:id="id15" draw:layer="layout" svg:width="0.402cm" svg:height="0.349cm" svg:x="3.514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6" draw:style-name="gr5" draw:text-style-name="P12" xml:id="id16" draw:id="id16" draw:layer="layout" svg:width="0.402cm" svg:height="0.349cm" svg:x="4.85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7" draw:style-name="gr5" draw:text-style-name="P12" xml:id="id17" draw:id="id17" draw:layer="layout" svg:width="0.402cm" svg:height="0.349cm" svg:x="5.547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8" draw:style-name="gr5" draw:text-style-name="P12" xml:id="id18" draw:id="id18" draw:layer="layout" svg:width="0.402cm" svg:height="0.349cm" svg:x="4.85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89" draw:style-name="gr6" draw:text-style-name="P13" xml:id="id19" draw:id="id19" draw:layer="layout" svg:width="0.402cm" svg:height="0.349cm" svg:x="5.547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0" draw:style-name="gr5" draw:text-style-name="P12" xml:id="id20" draw:id="id20" draw:layer="layout" svg:width="0.402cm" svg:height="0.349cm" svg:x="6.245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1" draw:style-name="gr5" draw:text-style-name="P12" xml:id="id21" draw:id="id21" draw:layer="layout" svg:width="0.402cm" svg:height="0.349cm" svg:x="6.245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2" draw:style-name="gr5" draw:text-style-name="P12" xml:id="id22" draw:id="id22" draw:layer="layout" svg:width="0.402cm" svg:height="0.349cm" svg:x="7.581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3" draw:style-name="gr5" draw:text-style-name="P12" xml:id="id23" draw:id="id23" draw:layer="layout" svg:width="0.402cm" svg:height="0.349cm" svg:x="8.278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4" draw:style-name="gr5" draw:text-style-name="P12" xml:id="id24" draw:id="id24" draw:layer="layout" svg:width="0.402cm" svg:height="0.349cm" svg:x="7.581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5" draw:style-name="gr5" draw:text-style-name="P12" xml:id="id25" draw:id="id25" draw:layer="layout" svg:width="0.402cm" svg:height="0.349cm" svg:x="8.278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6" draw:style-name="gr5" draw:text-style-name="P12" xml:id="id26" draw:id="id26" draw:layer="layout" svg:width="0.402cm" svg:height="0.349cm" svg:x="8.976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7" draw:style-name="gr5" draw:text-style-name="P12" xml:id="id27" draw:id="id27" draw:layer="layout" svg:width="0.402cm" svg:height="0.349cm" svg:x="8.976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8" draw:style-name="gr5" draw:text-style-name="P12" xml:id="id28" draw:id="id28" draw:layer="layout" svg:width="0.402cm" svg:height="0.349cm" svg:x="10.312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99" draw:style-name="gr5" draw:text-style-name="P12" xml:id="id43" draw:id="id43" draw:layer="layout" svg:width="0.402cm" svg:height="0.349cm" svg:x="11.009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0" draw:style-name="gr5" draw:text-style-name="P12" xml:id="id29" draw:id="id29" draw:layer="layout" svg:width="0.402cm" svg:height="0.349cm" svg:x="10.312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1" draw:style-name="gr5" draw:text-style-name="P12" xml:id="id30" draw:id="id30" draw:layer="layout" svg:width="0.402cm" svg:height="0.349cm" svg:x="11.009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2" draw:style-name="gr5" draw:text-style-name="P12" xml:id="id31" draw:id="id31" draw:layer="layout" svg:width="0.402cm" svg:height="0.349cm" svg:x="11.706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3" draw:style-name="gr5" draw:text-style-name="P12" xml:id="id32" draw:id="id32" draw:layer="layout" svg:width="0.402cm" svg:height="0.349cm" svg:x="13.043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4" draw:style-name="gr5" draw:text-style-name="P12" xml:id="id33" draw:id="id33" draw:layer="layout" svg:width="0.402cm" svg:height="0.349cm" svg:x="13.74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5" draw:style-name="gr5" draw:text-style-name="P12" xml:id="id34" draw:id="id34" draw:layer="layout" svg:width="0.402cm" svg:height="0.349cm" svg:x="13.043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6" draw:style-name="gr5" draw:text-style-name="P12" xml:id="id35" draw:id="id35" draw:layer="layout" svg:width="0.402cm" svg:height="0.349cm" svg:x="14.437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7" draw:style-name="gr5" draw:text-style-name="P12" xml:id="id36" draw:id="id36" draw:layer="layout" svg:width="0.402cm" svg:height="0.349cm" svg:x="15.773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8" draw:style-name="gr5" draw:text-style-name="P12" xml:id="id37" draw:id="id37" draw:layer="layout" svg:width="0.402cm" svg:height="0.349cm" svg:x="16.471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09" draw:style-name="gr5" draw:text-style-name="P12" xml:id="id38" draw:id="id38" draw:layer="layout" svg:width="0.402cm" svg:height="0.349cm" svg:x="15.773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10" draw:style-name="gr5" draw:text-style-name="P12" xml:id="id39" draw:id="id39" draw:layer="layout" svg:width="0.402cm" svg:height="0.349cm" svg:x="16.471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11" draw:style-name="gr5" draw:text-style-name="P12" xml:id="id40" draw:id="id40" draw:layer="layout" svg:width="0.402cm" svg:height="0.349cm" svg:x="17.168cm" svg:y="4.42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12" draw:style-name="gr5" draw:text-style-name="P12" xml:id="id41" draw:id="id41" draw:layer="layout" svg:width="0.402cm" svg:height="0.349cm" svg:x="17.168cm" svg:y="5.06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13" draw:style-name="gr1" draw:text-style-name="P5" draw:layer="layout" svg:width="1.622cm" svg:height="0.838cm" svg:x="1.095cm" svg:y="2.983cm">
          <text:p text:style-name="P4"><text:span text:style-name="T8">B</text:span><text:span text:style-name="T8">l</text:span><text:span text:style-name="T8">o</text:span><text:span text:style-name="T8">c</text:span><text:span text:style-name="T8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7" draw:text-style-name="P11" draw:layer="layout" svg:width="0.509cm" svg:height="0.637cm" svg:x="2.073cm" svg:y="3.6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5" draw:style-name="gr1" draw:text-style-name="P5" xml:id="id44" draw:id="id44" draw:layer="layout" svg:width="2.453cm" svg:height="0.838cm" svg:x="3.412cm" svg:y="2.999cm">
          <text:p text:style-name="P4"><text:span text:style-name="T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7" draw:text-style-name="P11" xml:id="id45" draw:id="id45" draw:layer="layout" svg:width="0.508cm" svg:height="0.636cm" draw:transform="rotate (-3.14159265358979) translate (4.256cm 4.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7" draw:style-name="gr1" draw:text-style-name="P5" xml:id="id46" draw:id="id46" draw:layer="layout" svg:width="3.146cm" svg:height="3.425cm" svg:x="1.094cm" svg:y="6.201cm">
          <text:p text:style-name="P4"><text:span text:style-name="T9">State:</text:span></text:p>
          <text:p text:style-name="P4"><text:span text:style-name="T9"><text:s text:c="2"/></text:span><text:span text:style-name="T9">Alice: 10</text:span><text:span text:style-name="T9"><text:line-break/></text:span><text:span text:style-name="T9"> <text:s/>Bob: 7</text:span><text:span text:style-name="T9"><text:line-break/></text:span><text:span text:style-name="T9"> <text:s/>Cindy: 12</text:span><text:span text:style-name="T9"><text:line-break/></text:span><text:span text:style-name="T9"> <text:s/>David: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1" draw:text-style-name="P5" xml:id="id50" draw:id="id50" draw:layer="layout" svg:width="3.146cm" svg:height="3.425cm" svg:x="6.905cm" svg:y="6.201cm">
          <text:p text:style-name="P4"><text:span text:style-name="T9">State:</text:span></text:p>
          <text:p text:style-name="P4"><text:span text:style-name="T9"><text:s text:c="2"/></text:span><text:span text:style-name="T9">Alice: </text:span><text:span text:style-name="T10">12</text:span><text:span text:style-name="T9"><text:line-break/></text:span><text:span text:style-name="T9"> <text:s/>Bob: </text:span><text:span text:style-name="T10">5</text:span><text:span text:style-name="T9"><text:line-break/></text:span><text:span text:style-name="T9"> <text:s/>Cindy: 12</text:span><text:span text:style-name="T9"><text:line-break/></text:span><text:span text:style-name="T9"> <text:s/>David: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1" draw:text-style-name="P5" xml:id="id51" draw:id="id51" draw:layer="layout" svg:width="11.782cm" svg:height="3.635cm" svg:x="11.139cm" svg:y="6.201cm">
          <text:p text:style-name="P4"><text:span text:style-name="T10">fun</text:span><text:span text:style-name="T9"> transfer(amount, recipient):</text:span></text:p>
          <text:p text:style-name="P4"><text:span text:style-name="T9"><text:s text:c="2"/></text:span><text:span text:style-name="T10">if</text:span><text:span text:style-name="T9"> balance[</text:span><text:span text:style-name="T11">sender</text:span><text:span text:style-name="T9">] &gt;= amount:</text:span></text:p>
          <text:p text:style-name="P4"><text:span text:style-name="T9"><text:s text:c="4"/></text:span><text:span text:style-name="T9">balance[</text:span><text:span text:style-name="T11">sender</text:span><text:span text:style-name="T9">] = balance[</text:span><text:span text:style-name="T11">sender</text:span><text:span text:style-name="T9">] - amount</text:span><text:span text:style-name="T9"><text:line-break/></text:span><text:span text:style-name="T9"> <text:s text:c="3"/>balance[recipient] = balance[recipient] + am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6" draw:text-style-name="P13" xml:id="id48" draw:id="id48" draw:layer="layout" svg:width="3.324cm" svg:height="2.88cm" svg:x="3.916cm" svg:y="8.80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21" draw:style-name="gr1" draw:text-style-name="P5" xml:id="id49" draw:id="id49" draw:layer="layout" svg:width="3.324cm" svg:height="1.187cm" svg:x="3.916cm" svg:y="9.651cm">
          <text:p text:style-name="P4"><text:span text:style-name="T12">transfer(2, Alice)</text:span><text:span text:style-name="T12"><text:line-break/></text:span><text:span text:style-name="T12"/></text:p>
          <text:p text:style-name="P4"><text:span text:style-name="T12"><text:s text:c="14"/></text:span><text:span text:style-name="T12">-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1" draw:text-style-name="P5" xml:id="id52" draw:id="id52" draw:layer="layout" svg:width="18.808cm" svg:height="1.566cm" svg:x="2.504cm" svg:y="12.371cm">
          <text:p text:style-name="P1"><text:span text:style-name="T9">Problem: Only small number of transactions per Block (i.e. per Seco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.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yment Channels: Blockchains as Verifiers" draw:style-name="dp1" draw:master-page-name="Title_20_only" presentation:presentation-page-layout-name="AL3T19">
        <draw:frame draw:name="Shape 127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Payment Channels: Blockchains as Verifiers</text:span></text:p>
          </draw:text-box>
        </draw:frame>
        <draw:custom-shape draw:name="Shape 128" draw:style-name="gr3" draw:text-style-name="P10" xml:id="id53" draw:id="id53" draw:layer="layout" svg:width="2.097cm" svg:height="1.327cm" svg:x="1.016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3" draw:text-style-name="P10" xml:id="id71" draw:id="id71" draw:layer="layout" svg:width="2.097cm" svg:height="1.327cm" svg:x="3.746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4" draw:text-style-name="P11" xml:id="id72" draw:id="id72" draw:layer="layout" svg:width="0.632cm" svg:height="0.001cm" draw:transform="rotate (-3.14159265358979) translate (3.746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1" draw:style-name="gr3" draw:text-style-name="P10" xml:id="id78" draw:id="id78" draw:layer="layout" svg:width="2.097cm" svg:height="1.327cm" svg:x="6.477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4" draw:text-style-name="P11" xml:id="id79" draw:id="id79" draw:layer="layout" svg:width="0.632cm" svg:height="0.001cm" draw:transform="rotate (-3.14159265358979) translate (6.477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3" draw:style-name="gr3" draw:text-style-name="P10" xml:id="id85" draw:id="id85" draw:layer="layout" svg:width="2.097cm" svg:height="1.327cm" svg:x="9.208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4" draw:text-style-name="P11" xml:id="id86" draw:id="id86" draw:layer="layout" svg:width="0.632cm" svg:height="0.001cm" draw:transform="rotate (-3.14159265358979) translate (9.208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5" draw:style-name="gr3" draw:text-style-name="P10" xml:id="id92" draw:id="id92" draw:layer="layout" svg:width="2.097cm" svg:height="1.327cm" svg:x="11.939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4" draw:text-style-name="P11" xml:id="id93" draw:id="id93" draw:layer="layout" svg:width="0.632cm" svg:height="0.001cm" draw:transform="rotate (-3.14159265358979) translate (11.939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" draw:style-name="gr3" draw:text-style-name="P10" xml:id="id102" draw:id="id102" draw:layer="layout" svg:width="2.097cm" svg:height="1.327cm" svg:x="14.67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4" draw:text-style-name="P11" xml:id="id103" draw:id="id103" draw:layer="layout" svg:width="0.632cm" svg:height="0.001cm" draw:transform="rotate (-3.14159265358979) translate (14.67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5" draw:text-style-name="P12" xml:id="id54" draw:id="id54" draw:layer="layout" svg:width="0.402cm" svg:height="0.349cm" svg:x="1.165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0" draw:style-name="gr5" draw:text-style-name="P12" xml:id="id55" draw:id="id55" draw:layer="layout" svg:width="0.402cm" svg:height="0.349cm" svg:x="1.863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1" draw:style-name="gr5" draw:text-style-name="P12" xml:id="id56" draw:id="id56" draw:layer="layout" svg:width="0.402cm" svg:height="0.349cm" svg:x="1.165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2" draw:style-name="gr8" draw:text-style-name="P14" xml:id="id57" draw:id="id57" draw:layer="layout" svg:width="0.402cm" svg:height="0.349cm" svg:x="1.863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3" draw:style-name="gr5" draw:text-style-name="P12" xml:id="id58" draw:id="id58" draw:layer="layout" svg:width="0.402cm" svg:height="0.349cm" svg:x="2.56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4" draw:style-name="gr5" draw:text-style-name="P12" xml:id="id59" draw:id="id59" draw:layer="layout" svg:width="0.402cm" svg:height="0.349cm" svg:x="2.56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5" draw:style-name="gr5" draw:text-style-name="P12" xml:id="id73" draw:id="id73" draw:layer="layout" svg:width="0.402cm" svg:height="0.349cm" svg:x="3.896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6" draw:style-name="gr5" draw:text-style-name="P12" xml:id="id74" draw:id="id74" draw:layer="layout" svg:width="0.402cm" svg:height="0.349cm" svg:x="4.593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7" draw:style-name="gr5" draw:text-style-name="P12" xml:id="id75" draw:id="id75" draw:layer="layout" svg:width="0.402cm" svg:height="0.349cm" svg:x="3.896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8" draw:style-name="gr5" draw:text-style-name="P12" xml:id="id76" draw:id="id76" draw:layer="layout" svg:width="0.402cm" svg:height="0.349cm" svg:x="4.593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49" draw:style-name="gr5" draw:text-style-name="P12" xml:id="id77" draw:id="id77" draw:layer="layout" svg:width="0.402cm" svg:height="0.349cm" svg:x="5.291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0" draw:style-name="gr5" draw:text-style-name="P12" xml:id="id80" draw:id="id80" draw:layer="layout" svg:width="0.402cm" svg:height="0.349cm" svg:x="6.627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1" draw:style-name="gr5" draw:text-style-name="P12" xml:id="id81" draw:id="id81" draw:layer="layout" svg:width="0.402cm" svg:height="0.349cm" svg:x="7.324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2" draw:style-name="gr5" draw:text-style-name="P12" xml:id="id82" draw:id="id82" draw:layer="layout" svg:width="0.402cm" svg:height="0.349cm" svg:x="6.627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3" draw:style-name="gr5" draw:text-style-name="P12" xml:id="id83" draw:id="id83" draw:layer="layout" svg:width="0.402cm" svg:height="0.349cm" svg:x="7.324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4" draw:style-name="gr5" draw:text-style-name="P12" xml:id="id84" draw:id="id84" draw:layer="layout" svg:width="0.402cm" svg:height="0.349cm" svg:x="8.022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5" draw:style-name="gr5" draw:text-style-name="P12" xml:id="id87" draw:id="id87" draw:layer="layout" svg:width="0.402cm" svg:height="0.349cm" svg:x="9.358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6" draw:style-name="gr5" draw:text-style-name="P12" xml:id="id88" draw:id="id88" draw:layer="layout" svg:width="0.402cm" svg:height="0.349cm" svg:x="10.055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7" draw:style-name="gr5" draw:text-style-name="P12" xml:id="id89" draw:id="id89" draw:layer="layout" svg:width="0.402cm" svg:height="0.349cm" svg:x="9.358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8" draw:style-name="gr5" draw:text-style-name="P12" xml:id="id90" draw:id="id90" draw:layer="layout" svg:width="0.402cm" svg:height="0.349cm" svg:x="10.055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59" draw:style-name="gr5" draw:text-style-name="P12" xml:id="id91" draw:id="id91" draw:layer="layout" svg:width="0.402cm" svg:height="0.349cm" svg:x="10.752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0" draw:style-name="gr5" draw:text-style-name="P12" xml:id="id94" draw:id="id94" draw:layer="layout" svg:width="0.402cm" svg:height="0.349cm" svg:x="12.089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1" draw:style-name="gr5" draw:text-style-name="P12" xml:id="id95" draw:id="id95" draw:layer="layout" svg:width="0.402cm" svg:height="0.349cm" svg:x="12.786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2" draw:style-name="gr5" draw:text-style-name="P12" xml:id="id96" draw:id="id96" draw:layer="layout" svg:width="0.402cm" svg:height="0.349cm" svg:x="12.089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3" draw:style-name="gr5" draw:text-style-name="P12" xml:id="id97" draw:id="id97" draw:layer="layout" svg:width="0.402cm" svg:height="0.349cm" svg:x="13.483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4" draw:style-name="gr5" draw:text-style-name="P12" xml:id="id104" draw:id="id104" draw:layer="layout" svg:width="0.402cm" svg:height="0.349cm" svg:x="14.819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5" draw:style-name="gr5" draw:text-style-name="P12" xml:id="id105" draw:id="id105" draw:layer="layout" svg:width="0.402cm" svg:height="0.349cm" svg:x="15.517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6" draw:style-name="gr8" draw:text-style-name="P14" xml:id="id106" draw:id="id106" draw:layer="layout" svg:width="0.402cm" svg:height="0.349cm" svg:x="14.819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7" draw:style-name="gr5" draw:text-style-name="P12" xml:id="id107" draw:id="id107" draw:layer="layout" svg:width="0.402cm" svg:height="0.349cm" svg:x="15.517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8" draw:style-name="gr5" draw:text-style-name="P12" xml:id="id108" draw:id="id108" draw:layer="layout" svg:width="0.402cm" svg:height="0.349cm" svg:x="16.214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69" draw:style-name="gr5" draw:text-style-name="P12" xml:id="id109" draw:id="id109" draw:layer="layout" svg:width="0.402cm" svg:height="0.349cm" svg:x="16.214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70" draw:style-name="gr1" draw:text-style-name="P5" draw:layer="layout" svg:width="23.517cm" svg:height="1.012cm" svg:x="1.016cm" svg:y="2.827cm">
          <text:p text:style-name="P4"><text:span text:style-name="T9">R</text:span><text:span text:style-name="T9">e</text:span><text:span text:style-name="T9">d</text:span><text:span text:style-name="T9">u</text:span><text:span text:style-name="T9">c</text:span><text:span text:style-name="T9">e</text:span><text:span text:style-name="T9"> </text:span><text:span text:style-name="T9">l</text:span><text:span text:style-name="T9">o</text:span><text:span text:style-name="T9">a</text:span><text:span text:style-name="T9">d</text:span><text:span text:style-name="T9"> </text:span><text:span text:style-name="T9">b</text:span><text:span text:style-name="T9">y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t</text:span><text:span text:style-name="T9">i</text:span><text:span text:style-name="T9">n</text:span><text:span text:style-name="T9">y</text:span><text:span text:style-name="T9"> </text:span><text:span text:style-name="T9">t</text:span><text:span text:style-name="T9">e</text:span><text:span text:style-name="T9">m</text:span><text:span text:style-name="T9">p</text:span><text:span text:style-name="T9">o</text:span><text:span text:style-name="T9">r</text:span><text:span text:style-name="T9">a</text:span><text:span text:style-name="T9">r</text:span><text:span text:style-name="T9">y</text:span><text:span text:style-name="T9"> </text:span><text:span text:style-name="T9">b</text:span><text:span text:style-name="T9">l</text:span><text:span text:style-name="T9">o</text:span><text:span text:style-name="T9">c</text:span><text:span text:style-name="T9">k</text:span><text:span text:style-name="T9">c</text:span><text:span text:style-name="T9">h</text:span><text:span text:style-name="T9">a</text:span><text:span text:style-name="T9">i</text:span><text:span text:style-name="T9">n</text:span><text:span text:style-name="T9"> </text:span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i</text:span><text:span text:style-name="T9">s</text:span><text:span text:style-name="T9"> </text:span><text:span text:style-name="T9">“</text:span><text:span text:style-name="T9">m</text:span><text:span text:style-name="T9">e</text:span><text:span text:style-name="T9">r</text:span><text:span text:style-name="T9">g</text:span><text:span text:style-name="T9">e</text:span><text:span text:style-name="T9">d</text:span><text:span text:style-name="T9">”</text:span><text:span text:style-name="T9"> </text:span><text:span text:style-name="T9">a</text:span><text:span text:style-name="T9">g</text:span><text:span text:style-name="T9">a</text:span><text:span text:style-name="T9">i</text:span><text:span text:style-name="T9">n</text:span><text:span text:style-name="T9"> </text:span><text:span text:style-name="T9">l</text:span><text:span text:style-name="T9">a</text:span><text:span text:style-name="T9">t</text:span><text:span text:style-name="T9">e</text:span><text:span text:style-name="T9">r</text:span><text:span text:style-name="T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1" draw:text-style-name="P5" xml:id="id60" draw:id="id60" draw:layer="layout" svg:width="3.635cm" svg:height="1.327cm" svg:x="20.898cm" svg:y="4.184cm">
          <text:p text:style-name="P4"><text:span text:style-name="T9">main 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8" draw:text-style-name="P14" xml:id="id61" draw:id="id61" draw:layer="layout" svg:width="3.315cm" svg:height="2.872cm" svg:x="0.25cm" svg:y="6.36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73" draw:style-name="gr1" draw:text-style-name="P5" xml:id="id62" draw:id="id62" draw:layer="layout" svg:width="3.467cm" svg:height="2.362cm" svg:x="0.412cm" svg:y="6.875cm">
          <text:p text:style-name="P4"><text:span text:style-name="T12">open_channel(</text:span><text:span text:style-name="T12"><text:line-break/></text:span><text:span text:style-name="T12"> <text:s text:c="3"/>Alice: 10,</text:span><text:span text:style-name="T12"><text:line-break/></text:span><text:span text:style-name="T12"> <text:s text:c="3"/>Bob: 0)</text:span></text:p>
          <text:p text:style-name="P4"><text:span text:style-name="T12"><text:s text:c="13"/></text:span><text:span text:style-name="T12">- 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7" draw:text-style-name="P11" xml:id="id63" draw:id="id63" draw:layer="layout" svg:width="0.277cm" svg:height="1.01cm" draw:transform="rotate (-3.14159265358979) translate (2.023cm 6.3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75" draw:style-name="gr3" draw:text-style-name="P10" xml:id="id65" draw:id="id65" draw:layer="layout" svg:width="2.607cm" svg:height="1.557cm" svg:x="5.031cm" svg:y="7.809cm">
          <text:p text:style-name="P4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6" draw:style-name="gr1" draw:text-style-name="P5" xml:id="id66" draw:id="id66" draw:layer="layout" svg:width="2.889cm" svg:height="1.627cm" svg:x="4.961cm" svg:y="7.667cm">
          <text:p text:style-name="P4"><text:span text:style-name="T13">transfer(3, Bob)</text:span></text:p>
          <text:p text:style-name="P4"><text:span text:style-name="T14">number: 1</text:span><text:span text:style-name="T14"><text:line-break/></text:span><text:span text:style-name="T14">Alice: 7, Bob: 3</text:span><text:span text:style-name="T14"><text:line-break/></text:span><text:span text:style-name="T14"> <text:s text:c="16"/>- 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3" draw:text-style-name="P10" xml:id="id68" draw:id="id68" draw:layer="layout" svg:width="2.809cm" svg:height="1.557cm" svg:x="8.028cm" svg:y="7.809cm">
          <text:p text:style-name="P4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8" draw:style-name="gr1" draw:text-style-name="P5" xml:id="id69" draw:id="id69" draw:layer="layout" svg:width="3cm" svg:height="1.414cm" svg:x="7.958cm" svg:y="7.667cm">
          <text:p text:style-name="P4"><text:span text:style-name="T13">transfer(2, Alice)</text:span></text:p>
          <text:p text:style-name="P4"><text:span text:style-name="T14">number: 2</text:span><text:span text:style-name="T14"><text:line-break/></text:span><text:span text:style-name="T14">Alice: 9, Bob: 1</text:span><text:span text:style-name="T14"><text:line-break/></text:span><text:span text:style-name="T14"> <text:s text:c="16"/>-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8" draw:text-style-name="P14" xml:id="id110" draw:id="id110" draw:layer="layout" svg:width="3.315cm" svg:height="2.872cm" svg:x="15.798cm" svg:y="6.68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180" draw:style-name="gr1" draw:text-style-name="P5" xml:id="id111" draw:id="id111" draw:layer="layout" svg:width="3.467cm" svg:height="2.362cm" svg:x="15.919cm" svg:y="7.046cm">
          <text:p text:style-name="P4"><text:span text:style-name="T12">close_channel(</text:span><text:span text:style-name="T12"><text:line-break/></text:span><text:span text:style-name="T12"> <text:s text:c="3"/>Alice: 4,</text:span><text:span text:style-name="T12"><text:line-break/></text:span><text:span text:style-name="T12"> <text:s text:c="3"/>Bob: 6,</text:span><text:span text:style-name="T12"><text:line-break/></text:span><text:span text:style-name="T12"> <text:s text:c="3"/>sig_alice: ...)</text:span></text:p>
          <text:p text:style-name="P4"><text:span text:style-name="T12"><text:s text:c="11"/></text:span><text:span text:style-name="T12">- 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7" draw:text-style-name="P11" xml:id="id112" draw:id="id112" draw:layer="layout" svg:width="1.726cm" svg:height="1.321cm" svg:x="15.012cm" svg:y="5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2" draw:style-name="gr4" draw:text-style-name="P11" xml:id="id70" draw:id="id70" draw:layer="layout" svg:width="0.392cm" svg:height="0.001cm" draw:transform="rotate (-3.14159265358979) translate (8.032cm 8.1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3" draw:style-name="gr4" draw:text-style-name="P11" xml:id="id113" draw:id="id113" draw:layer="layout" svg:width="1.284cm" svg:height="0.179cm" draw:transform="rotate (-3.14159265358979) translate (15.986cm 8.5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4" draw:style-name="gr1" draw:text-style-name="P5" xml:id="id64" draw:id="id64" draw:layer="layout" svg:width="3.635cm" svg:height="1.327cm" svg:x="20.839cm" svg:y="7.711cm">
          <text:p text:style-name="P4"><text:span text:style-name="T9">payment 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4" draw:text-style-name="P11" xml:id="id67" draw:id="id67" draw:layer="layout" svg:width="2.823cm" svg:height="2.885cm" draw:transform="rotate (-3.14159265358979) translate (5.037cm 8.2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6" draw:style-name="gr1" draw:text-style-name="P5" xml:id="id114" draw:id="id114" draw:layer="layout" svg:width="22.985cm" svg:height="2.684cm" svg:x="1.444cm" svg:y="10.028cm">
          <text:p text:style-name="P4"><text:span text:style-name="T9">close_channel verifies Alices’s signature and checks sum of balances. Bob can cheat by providing old message; Alice can object by providing message signed by Bob with higher sequence numb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3" draw:text-style-name="P10" xml:id="id99" draw:id="id99" draw:layer="layout" svg:width="2.809cm" svg:height="1.557cm" svg:x="11.888cm" svg:y="7.852cm">
          <text:p text:style-name="P4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8" draw:style-name="gr1" draw:text-style-name="P5" xml:id="id100" draw:id="id100" draw:layer="layout" svg:width="3cm" svg:height="1.414cm" svg:x="11.818cm" svg:y="7.711cm">
          <text:p text:style-name="P4"><text:span text:style-name="T13">transfer(4, Bob)</text:span></text:p>
          <text:p text:style-name="P4"><text:span text:style-name="T14">number: 80</text:span><text:span text:style-name="T14"><text:line-break/></text:span><text:span text:style-name="T14">Alice: 4, Bob: 6</text:span><text:span text:style-name="T14"><text:line-break/></text:span><text:span text:style-name="T14"> <text:s text:c="16"/>- 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4" draw:text-style-name="P11" xml:id="id101" draw:id="id101" draw:layer="layout" svg:width="0.31cm" svg:height="0.007cm" draw:transform="rotate (-3.14159265358979) translate (11.878cm 8.2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0" draw:style-name="gr1" draw:text-style-name="P5" xml:id="id98" draw:id="id98" draw:layer="layout" svg:width="1.042cm" svg:height="0.549cm" svg:x="10.895cm" svg:y="7.711cm">
          <text:p text:style-name="P4"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9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1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1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</anim:seq>
        </anim:par>
        <presentation:notes draw:style-name="dp2">
          <draw:page-thumbnail draw:name="Shape 124" draw:style-name="gr2" draw:layer="layout" svg:width="16.932cm" svg:height="9.524cm" svg:x="1.059cm" svg:y="1.905cm" draw:page-number="4" presentation:class="page"/>
          <draw:frame draw:name="Shape 125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Payment Channels to Child Chains" draw:style-name="dp1" draw:master-page-name="Title_20_only" presentation:presentation-page-layout-name="AL3T19">
        <draw:frame draw:name="Shape 195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From Payment Channels to Child Chains</text:span></text:p>
          </draw:text-box>
        </draw:frame>
        <draw:custom-shape draw:name="Shape 196" draw:style-name="gr1" draw:text-style-name="P5" draw:layer="layout" svg:width="23.517cm" svg:height="1.012cm" svg:x="1.016cm" svg:y="2.827cm">
          <text:p text:style-name="P4"><text:span text:style-name="T9">A</text:span><text:span text:style-name="T9">r</text:span><text:span text:style-name="T9">b</text:span><text:span text:style-name="T9">i</text:span><text:span text:style-name="T9">t</text:span><text:span text:style-name="T9">r</text:span><text:span text:style-name="T9">a</text:span><text:span text:style-name="T9">r</text:span><text:span text:style-name="T9">y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n</text:span><text:span text:style-name="T9">t</text:span><text:span text:style-name="T9">s</text:span><text:span text:style-name="T9">,</text:span><text:span text:style-name="T9"> </text:span><text:span text:style-name="T9">s</text:span><text:span text:style-name="T9">t</text:span><text:span text:style-name="T9">a</text:span><text:span text:style-name="T9">t</text:span><text:span text:style-name="T9">e</text:span><text:span text:style-name="T9"> </text:span><text:span text:style-name="T9">(</text:span><text:span text:style-name="T9">h</text:span><text:span text:style-name="T9">a</text:span><text:span text:style-name="T9">s</text:span><text:span text:style-name="T9">h</text:span><text:span text:style-name="T9">)</text:span><text:span text:style-name="T9">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s</text:span><text:span text:style-name="T9">,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i</text:span><text:span text:style-name="T9">l</text:span><text:span text:style-name="T9">i</text:span><text:span text:style-name="T9">t</text:span><text:span text:style-name="T9">i</text:span><text:span text:style-name="T9">e</text:span><text:span text:style-name="T9">s</text:span><text:span text:style-name="T9">,</text:span><text:span text:style-name="T9"> </text:span><text:span text:style-name="T9">n</text:span><text:span text:style-name="T9">o</text:span><text:span text:style-name="T9"> </text:span><text:span text:style-name="T9">“</text:span><text:span text:style-name="T9">c</text:span><text:span text:style-name="T9">l</text:span><text:span text:style-name="T9">o</text:span><text:span text:style-name="T9">s</text:span><text:span text:style-name="T9">e</text:span><text:span text:style-name="T9">”</text:span><text:span text:style-name="T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3" draw:text-style-name="P10" xml:id="id115" draw:id="id115" draw:layer="layout" svg:width="2.097cm" svg:height="1.327cm" svg:x="1.016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3" draw:text-style-name="P10" xml:id="id148" draw:id="id148" draw:layer="layout" svg:width="2.097cm" svg:height="1.327cm" svg:x="3.746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4" draw:text-style-name="P11" xml:id="id149" draw:id="id149" draw:layer="layout" svg:width="0.632cm" svg:height="0.001cm" draw:transform="rotate (-3.14159265358979) translate (3.746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0" draw:style-name="gr3" draw:text-style-name="P10" xml:id="id153" draw:id="id153" draw:layer="layout" svg:width="2.097cm" svg:height="1.327cm" svg:x="6.477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4" draw:text-style-name="P11" xml:id="id154" draw:id="id154" draw:layer="layout" svg:width="0.632cm" svg:height="0.001cm" draw:transform="rotate (-3.14159265358979) translate (6.477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2" draw:style-name="gr3" draw:text-style-name="P10" xml:id="id191" draw:id="id191" draw:layer="layout" svg:width="2.097cm" svg:height="1.327cm" svg:x="9.208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4" draw:text-style-name="P11" xml:id="id192" draw:id="id192" draw:layer="layout" svg:width="0.632cm" svg:height="0.001cm" draw:transform="rotate (-3.14159265358979) translate (9.208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3" draw:text-style-name="P10" xml:id="id196" draw:id="id196" draw:layer="layout" svg:width="2.097cm" svg:height="1.327cm" svg:x="11.939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4" draw:text-style-name="P11" xml:id="id197" draw:id="id197" draw:layer="layout" svg:width="0.632cm" svg:height="0.001cm" draw:transform="rotate (-3.14159265358979) translate (11.939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3" draw:text-style-name="P10" xml:id="id210" draw:id="id210" draw:layer="layout" svg:width="2.097cm" svg:height="1.327cm" svg:x="14.67cm" svg:y="4.184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4" draw:text-style-name="P11" xml:id="id205" draw:id="id205" draw:layer="layout" svg:width="0.632cm" svg:height="0.001cm" draw:transform="rotate (-3.14159265358979) translate (14.67cm 4.8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8" draw:style-name="gr5" draw:text-style-name="P12" xml:id="id116" draw:id="id116" draw:layer="layout" svg:width="0.402cm" svg:height="0.349cm" svg:x="1.165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09" draw:style-name="gr5" draw:text-style-name="P12" xml:id="id117" draw:id="id117" draw:layer="layout" svg:width="0.402cm" svg:height="0.349cm" svg:x="1.863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0" draw:style-name="gr9" draw:text-style-name="P15" xml:id="id118" draw:id="id118" draw:layer="layout" svg:width="0.402cm" svg:height="0.349cm" svg:x="1.165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1" draw:style-name="gr5" draw:text-style-name="P12" xml:id="id119" draw:id="id119" draw:layer="layout" svg:width="0.402cm" svg:height="0.349cm" svg:x="1.863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2" draw:style-name="gr5" draw:text-style-name="P12" xml:id="id120" draw:id="id120" draw:layer="layout" svg:width="0.402cm" svg:height="0.349cm" svg:x="2.56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3" draw:style-name="gr5" draw:text-style-name="P12" xml:id="id150" draw:id="id150" draw:layer="layout" svg:width="0.402cm" svg:height="0.349cm" svg:x="3.896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4" draw:style-name="gr5" draw:text-style-name="P12" xml:id="id151" draw:id="id151" draw:layer="layout" svg:width="0.402cm" svg:height="0.349cm" svg:x="4.593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5" draw:style-name="gr5" draw:text-style-name="P12" xml:id="id152" draw:id="id152" draw:layer="layout" svg:width="0.402cm" svg:height="0.349cm" svg:x="5.291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6" draw:style-name="gr5" draw:text-style-name="P12" xml:id="id155" draw:id="id155" draw:layer="layout" svg:width="0.402cm" svg:height="0.349cm" svg:x="6.627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7" draw:style-name="gr5" draw:text-style-name="P12" xml:id="id156" draw:id="id156" draw:layer="layout" svg:width="0.402cm" svg:height="0.349cm" svg:x="7.324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8" draw:style-name="gr5" draw:text-style-name="P12" xml:id="id157" draw:id="id157" draw:layer="layout" svg:width="0.402cm" svg:height="0.349cm" svg:x="8.022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19" draw:style-name="gr5" draw:text-style-name="P12" xml:id="id195" draw:id="id195" draw:layer="layout" svg:width="0.402cm" svg:height="0.349cm" svg:x="9.358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0" draw:style-name="gr5" draw:text-style-name="P12" xml:id="id194" draw:id="id194" draw:layer="layout" svg:width="0.402cm" svg:height="0.349cm" svg:x="10.055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1" draw:style-name="gr9" draw:text-style-name="P15" xml:id="id158" draw:id="id158" draw:layer="layout" svg:width="0.402cm" svg:height="0.349cm" svg:x="6.627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2" draw:style-name="gr5" draw:text-style-name="P12" xml:id="id193" draw:id="id193" draw:layer="layout" svg:width="0.402cm" svg:height="0.349cm" svg:x="10.752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3" draw:style-name="gr5" draw:text-style-name="P12" xml:id="id198" draw:id="id198" draw:layer="layout" svg:width="0.402cm" svg:height="0.349cm" svg:x="12.089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4" draw:style-name="gr5" draw:text-style-name="P12" xml:id="id199" draw:id="id199" draw:layer="layout" svg:width="0.402cm" svg:height="0.349cm" svg:x="12.786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5" draw:style-name="gr9" draw:text-style-name="P15" xml:id="id200" draw:id="id200" draw:layer="layout" svg:width="0.402cm" svg:height="0.349cm" svg:x="12.089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6" draw:style-name="gr5" draw:text-style-name="P12" xml:id="id206" draw:id="id206" draw:layer="layout" svg:width="0.402cm" svg:height="0.349cm" svg:x="14.819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7" draw:style-name="gr5" draw:text-style-name="P12" xml:id="id207" draw:id="id207" draw:layer="layout" svg:width="0.402cm" svg:height="0.349cm" svg:x="15.517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8" draw:style-name="gr10" draw:text-style-name="P16" xml:id="id208" draw:id="id208" draw:layer="layout" svg:width="0.402cm" svg:height="0.349cm" svg:x="14.819cm" svg:y="4.99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29" draw:style-name="gr5" draw:text-style-name="P12" xml:id="id209" draw:id="id209" draw:layer="layout" svg:width="0.402cm" svg:height="0.349cm" svg:x="16.214cm" svg:y="4.357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0" draw:style-name="gr3" draw:text-style-name="P10" xml:id="id124" draw:id="id124" draw:layer="layout" svg:width="1.395cm" svg:height="1.327cm" svg:x="1.015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3" draw:text-style-name="P10" xml:id="id131" draw:id="id131" draw:layer="layout" svg:width="1.395cm" svg:height="1.327cm" svg:x="2.963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4" draw:text-style-name="P11" xml:id="id132" draw:id="id132" draw:layer="layout" svg:width="0.551cm" svg:height="0.001cm" draw:transform="rotate (-3.14159265358979) translate (2.963cm 8.8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1" draw:text-style-name="P17" xml:id="id125" draw:id="id125" draw:layer="layout" svg:width="0.402cm" svg:height="0.349cm" svg:x="1.165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4" draw:style-name="gr11" draw:text-style-name="P17" xml:id="id126" draw:id="id126" draw:layer="layout" svg:width="0.402cm" svg:height="0.349cm" svg:x="1.863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5" draw:style-name="gr11" draw:text-style-name="P17" xml:id="id127" draw:id="id127" draw:layer="layout" svg:width="0.402cm" svg:height="0.349cm" svg:x="1.165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6" draw:style-name="gr11" draw:text-style-name="P17" xml:id="id128" draw:id="id128" draw:layer="layout" svg:width="0.402cm" svg:height="0.349cm" svg:x="1.863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7" draw:style-name="gr11" draw:text-style-name="P17" xml:id="id133" draw:id="id133" draw:layer="layout" svg:width="0.402cm" svg:height="0.349cm" svg:x="3.113cm" svg:y="8.31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8" draw:style-name="gr11" draw:text-style-name="P17" xml:id="id134" draw:id="id134" draw:layer="layout" svg:width="0.402cm" svg:height="0.349cm" svg:x="3.81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39" draw:style-name="gr11" draw:text-style-name="P17" xml:id="id135" draw:id="id135" draw:layer="layout" svg:width="0.402cm" svg:height="0.349cm" svg:x="3.113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40" draw:style-name="gr11" draw:text-style-name="P17" xml:id="id136" draw:id="id136" draw:layer="layout" svg:width="0.402cm" svg:height="0.349cm" svg:x="3.81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41" draw:style-name="gr1" draw:text-style-name="P5" xml:id="id121" draw:id="id121" draw:layer="layout" svg:width="3.635cm" svg:height="1.327cm" svg:x="20.898cm" svg:y="4.184cm">
          <text:p text:style-name="P4"><text:span text:style-name="T9">main 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" draw:text-style-name="P5" xml:id="id130" draw:id="id130" draw:layer="layout" svg:width="3.635cm" svg:height="1.327cm" svg:x="20.898cm" svg:y="8.143cm">
          <text:p text:style-name="P4"><text:span text:style-name="T9">child 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3" draw:style-name="gr1" draw:text-style-name="P5" xml:id="id123" draw:id="id123" draw:layer="layout" svg:width="2.733cm" svg:height="0.549cm" svg:x="1.62cm" svg:y="5.69cm">
          <text:p text:style-name="P4"><text:span text:style-name="T15">new_chil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7" draw:text-style-name="P11" xml:id="id122" draw:id="id122" draw:layer="layout" svg:width="0.697cm" svg:height="0.551cm" draw:transform="rotate (-3.14159265358979) translate (2.132cm 5.9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5" draw:style-name="gr4" draw:text-style-name="P11" xml:id="id129" draw:id="id129" draw:layer="layout" svg:width="0.054cm" svg:height="2.792cm" draw:transform="rotate (-3.14159265358979) translate (1.312cm 8.1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6" draw:style-name="gr3" draw:text-style-name="P10" xml:id="id137" draw:id="id137" draw:layer="layout" svg:width="1.395cm" svg:height="1.327cm" svg:x="4.915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4" draw:text-style-name="P11" xml:id="id138" draw:id="id138" draw:layer="layout" svg:width="0.551cm" svg:height="0.001cm" draw:transform="rotate (-3.14159265358979) translate (4.915cm 8.8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8" draw:style-name="gr11" draw:text-style-name="P17" xml:id="id139" draw:id="id139" draw:layer="layout" svg:width="0.402cm" svg:height="0.349cm" svg:x="5.065cm" svg:y="8.31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49" draw:style-name="gr11" draw:text-style-name="P17" xml:id="id140" draw:id="id140" draw:layer="layout" svg:width="0.402cm" svg:height="0.349cm" svg:x="5.762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0" draw:style-name="gr11" draw:text-style-name="P17" xml:id="id141" draw:id="id141" draw:layer="layout" svg:width="0.402cm" svg:height="0.349cm" svg:x="5.065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1" draw:style-name="gr11" draw:text-style-name="P17" xml:id="id142" draw:id="id142" draw:layer="layout" svg:width="0.402cm" svg:height="0.349cm" svg:x="5.762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2" draw:style-name="gr3" draw:text-style-name="P10" xml:id="id162" draw:id="id162" draw:layer="layout" svg:width="1.395cm" svg:height="1.327cm" svg:x="6.871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4" draw:text-style-name="P11" xml:id="id163" draw:id="id163" draw:layer="layout" svg:width="0.551cm" svg:height="0.001cm" draw:transform="rotate (-3.14159265358979) translate (6.871cm 8.8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11" draw:text-style-name="P17" xml:id="id164" draw:id="id164" draw:layer="layout" svg:width="0.402cm" svg:height="0.349cm" svg:x="7.021cm" svg:y="8.31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5" draw:style-name="gr11" draw:text-style-name="P17" xml:id="id165" draw:id="id165" draw:layer="layout" svg:width="0.402cm" svg:height="0.349cm" svg:x="7.718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6" draw:style-name="gr11" draw:text-style-name="P17" xml:id="id166" draw:id="id166" draw:layer="layout" svg:width="0.402cm" svg:height="0.349cm" svg:x="7.021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7" draw:style-name="gr12" draw:text-style-name="P18" xml:id="id167" draw:id="id167" draw:layer="layout" svg:width="0.402cm" svg:height="0.349cm" svg:x="7.718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58" draw:style-name="gr3" draw:text-style-name="P10" xml:id="id173" draw:id="id173" draw:layer="layout" svg:width="1.395cm" svg:height="1.327cm" svg:x="8.831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4" draw:text-style-name="P11" xml:id="id174" draw:id="id174" draw:layer="layout" svg:width="0.551cm" svg:height="0.001cm" draw:transform="rotate (-3.14159265358979) translate (8.831cm 8.8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0" draw:style-name="gr11" draw:text-style-name="P17" xml:id="id175" draw:id="id175" draw:layer="layout" svg:width="0.402cm" svg:height="0.349cm" svg:x="8.981cm" svg:y="8.31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1" draw:style-name="gr11" draw:text-style-name="P17" xml:id="id176" draw:id="id176" draw:layer="layout" svg:width="0.402cm" svg:height="0.349cm" svg:x="9.678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2" draw:style-name="gr11" draw:text-style-name="P17" xml:id="id177" draw:id="id177" draw:layer="layout" svg:width="0.402cm" svg:height="0.349cm" svg:x="8.981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3" draw:style-name="gr11" draw:text-style-name="P17" xml:id="id178" draw:id="id178" draw:layer="layout" svg:width="0.402cm" svg:height="0.349cm" svg:x="9.678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4" draw:style-name="gr3" draw:text-style-name="P10" xml:id="id179" draw:id="id179" draw:layer="layout" svg:width="1.395cm" svg:height="1.327cm" svg:x="10.791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4" draw:text-style-name="P11" xml:id="id180" draw:id="id180" draw:layer="layout" svg:width="0.551cm" svg:height="0.001cm" draw:transform="rotate (-3.14159265358979) translate (10.791cm 8.8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6" draw:style-name="gr11" draw:text-style-name="P17" xml:id="id181" draw:id="id181" draw:layer="layout" svg:width="0.402cm" svg:height="0.349cm" svg:x="10.941cm" svg:y="8.31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7" draw:style-name="gr11" draw:text-style-name="P17" xml:id="id182" draw:id="id182" draw:layer="layout" svg:width="0.402cm" svg:height="0.349cm" svg:x="11.638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8" draw:style-name="gr11" draw:text-style-name="P17" xml:id="id183" draw:id="id183" draw:layer="layout" svg:width="0.402cm" svg:height="0.349cm" svg:x="10.941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69" draw:style-name="gr11" draw:text-style-name="P17" xml:id="id184" draw:id="id184" draw:layer="layout" svg:width="0.402cm" svg:height="0.349cm" svg:x="11.638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70" draw:style-name="gr3" draw:text-style-name="P10" xml:id="id185" draw:id="id185" draw:layer="layout" svg:width="1.395cm" svg:height="1.327cm" svg:x="12.751cm" svg:y="8.14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4" draw:text-style-name="P11" xml:id="id186" draw:id="id186" draw:layer="layout" svg:width="0.551cm" svg:height="0.001cm" draw:transform="rotate (-3.14159265358979) translate (12.751cm 8.8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11" draw:text-style-name="P17" xml:id="id187" draw:id="id187" draw:layer="layout" svg:width="0.402cm" svg:height="0.349cm" svg:x="12.901cm" svg:y="8.31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73" draw:style-name="gr11" draw:text-style-name="P17" xml:id="id188" draw:id="id188" draw:layer="layout" svg:width="0.402cm" svg:height="0.349cm" svg:x="13.598cm" svg:y="8.315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74" draw:style-name="gr11" draw:text-style-name="P17" xml:id="id189" draw:id="id189" draw:layer="layout" svg:width="0.402cm" svg:height="0.349cm" svg:x="12.901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75" draw:style-name="gr11" draw:text-style-name="P17" xml:id="id190" draw:id="id190" draw:layer="layout" svg:width="0.402cm" svg:height="0.349cm" svg:x="13.598cm" svg:y="8.948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76" draw:style-name="gr4" draw:text-style-name="P11" xml:id="id159" draw:id="id159" draw:layer="layout" svg:width="1.154cm" svg:height="2.789cm" svg:x="5.613cm" svg:y="5.3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7" draw:style-name="gr1" draw:text-style-name="P5" xml:id="id161" draw:id="id161" draw:layer="layout" svg:width="2.872cm" svg:height="0.316cm" svg:x="6.513cm" svg:y="5.623cm">
          <text:p text:style-name="P4"><text:span text:style-name="T15">store_hash(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7" draw:text-style-name="P11" xml:id="id160" draw:id="id160" draw:layer="layout" svg:width="0.312cm" svg:height="0.352cm" svg:x="6.913cm" svg:y="5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9" draw:style-name="gr1" draw:text-style-name="P5" xml:id="id203" draw:id="id203" draw:layer="layout" svg:width="2.872cm" svg:height="0.316cm" svg:x="11.975cm" svg:y="5.729cm">
          <text:p text:style-name="P4"><text:span text:style-name="T15">store_hash(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7" draw:text-style-name="P11" xml:id="id201" draw:id="id201" draw:layer="layout" svg:width="0.301cm" svg:height="0.508cm" svg:x="12.309cm" svg:y="5.3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1" draw:style-name="gr4" draw:text-style-name="P11" xml:id="id202" draw:id="id202" draw:layer="layout" svg:width="3.174cm" svg:height="2.773cm" svg:x="9.131cm" svg:y="5.3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2" draw:style-name="gr1" draw:text-style-name="P5" xml:id="id143" draw:id="id143" draw:layer="layout" svg:width="3.146cm" svg:height="3.425cm" svg:x="0.21cm" svg:y="10.053cm">
          <text:p text:style-name="P4"><text:span text:style-name="T5">State:</text:span></text:p>
          <text:p text:style-name="P4"><text:span text:style-name="T5"><text:s text:c="2"/></text:span><text:span text:style-name="T5">Alice: 10</text:span><text:span text:style-name="T5"><text:line-break/></text:span><text:span text:style-name="T5"> <text:s/>Bob: 7</text:span><text:span text:style-name="T5"><text:line-break/></text:span><text:span text:style-name="T5"> <text:s/>Cindy: 12</text:span><text:span text:style-name="T5"><text:line-break/></text:span><text:span text:style-name="T5"> <text:s/>David: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11" draw:text-style-name="P17" xml:id="id144" draw:id="id144" draw:layer="layout" svg:width="2.733cm" svg:height="2.372cm" svg:x="2.731cm" svg:y="10.579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84" draw:style-name="gr1" draw:text-style-name="P5" xml:id="id145" draw:id="id145" draw:layer="layout" svg:width="3.578cm" svg:height="1.905cm" svg:x="2.571cm" svg:y="11.278cm">
          <text:p text:style-name="P4"><text:span text:style-name="T12">transfer(2, Bob)</text:span><text:span text:style-name="T12"><text:line-break/></text:span><text:span text:style-name="T12"> <text:s text:c="6"/>- Cin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7" draw:text-style-name="P11" xml:id="id146" draw:id="id146" draw:layer="layout" svg:width="0.178cm" svg:height="1.268cm" svg:x="4.029cm" svg:y="9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6" draw:style-name="gr1" draw:text-style-name="P5" xml:id="id147" draw:id="id147" draw:layer="layout" svg:width="3.146cm" svg:height="3.425cm" svg:x="5.428cm" svg:y="10.053cm">
          <text:p text:style-name="P4"><text:span text:style-name="T5">State:</text:span></text:p>
          <text:p text:style-name="P4"><text:span text:style-name="T5"><text:s text:c="2"/></text:span><text:span text:style-name="T5">Alice: 10</text:span><text:span text:style-name="T5"><text:line-break/></text:span><text:span text:style-name="T5"> <text:s/>Bob: </text:span><text:span text:style-name="T16">9</text:span><text:span text:style-name="T5"><text:line-break/></text:span><text:span text:style-name="T5"> <text:s/>Cindy: </text:span><text:span text:style-name="T16">10</text:span><text:span text:style-name="T5"><text:line-break/></text:span><text:span text:style-name="T5"> <text:s/>David: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1" draw:text-style-name="P5" xml:id="id204" draw:id="id204" draw:layer="layout" svg:width="3.99cm" svg:height="1.267cm" svg:x="11.638cm" svg:y="5.861cm">
          <text:p text:style-name="P4"><text:span text:style-name="T5">Cindy’s tokens become avai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7" draw:text-style-name="P11" xml:id="id211" draw:id="id211" draw:layer="layout" svg:width="1.426cm" svg:height="2.906cm" svg:x="15.066cm" svg:y="5.3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9" draw:style-name="gr10" draw:text-style-name="P16" xml:id="id212" draw:id="id212" draw:layer="layout" svg:width="3.096cm" svg:height="2.687cm" svg:x="15.958cm" svg:y="7.965cm">
          <text:p text:style-name="P4"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90" draw:style-name="gr1" draw:text-style-name="P5" xml:id="id213" draw:id="id213" draw:layer="layout" svg:width="3.578cm" svg:height="1.905cm" svg:x="15.92cm" svg:y="8.861cm">
          <text:p text:style-name="P4"><text:span text:style-name="T12">transfer(2, Alice)</text:span><text:span text:style-name="T12"><text:line-break/></text:span><text:span text:style-name="T12"> <text:s text:c="6"/>- Cin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1" draw:text-style-name="P5" xml:id="id214" draw:id="id214" draw:layer="layout" svg:width="7.459cm" svg:height="1.267cm" svg:x="16.966cm" svg:y="11.683cm">
          <text:p text:style-name="P4"><text:span text:style-name="T9">(In reality, Cindy has to wait for potential obje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1" draw:text-style-name="P5" xml:id="id168" draw:id="id168" draw:layer="layout" svg:width="3.146cm" svg:height="3.425cm" svg:x="4.041cm" svg:y="10.053cm">
          <text:p text:style-name="P4"><text:span text:style-name="T5">State:</text:span></text:p>
          <text:p text:style-name="P4"><text:span text:style-name="T5"><text:s text:c="2"/></text:span><text:span text:style-name="T5">Alice: 10</text:span><text:span text:style-name="T5"><text:line-break/></text:span><text:span text:style-name="T5"> <text:s/>Bob: 9</text:span><text:span text:style-name="T5"><text:line-break/></text:span><text:span text:style-name="T5"> <text:s/>Cindy: 10</text:span><text:span text:style-name="T5"><text:line-break/></text:span><text:span text:style-name="T5"> <text:s/>David: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12" draw:text-style-name="P18" xml:id="id169" draw:id="id169" draw:layer="layout" svg:width="2.733cm" svg:height="2.372cm" svg:x="6.562cm" svg:y="10.579cm">
          <text:p><text:span text:style-name="T9"/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hape 294" draw:style-name="gr1" draw:text-style-name="P5" xml:id="id171" draw:id="id171" draw:layer="layout" svg:width="3.578cm" svg:height="1.905cm" svg:x="6.627cm" svg:y="11.239cm">
          <text:p text:style-name="P4"><text:span text:style-name="T12">to_parent(2)</text:span><text:span text:style-name="T12"><text:line-break/></text:span><text:span text:style-name="T12"> <text:s text:c="6"/>- Cin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7" draw:text-style-name="P11" xml:id="id170" draw:id="id170" draw:layer="layout" svg:width="0.178cm" svg:height="1.268cm" svg:x="7.86cm" svg:y="9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6" draw:style-name="gr1" draw:text-style-name="P5" xml:id="id172" draw:id="id172" draw:layer="layout" svg:width="3.146cm" svg:height="3.425cm" svg:x="9.259cm" svg:y="10.053cm">
          <text:p text:style-name="P4"><text:span text:style-name="T5">State:</text:span></text:p>
          <text:p text:style-name="P4"><text:span text:style-name="T5"><text:s text:c="2"/></text:span><text:span text:style-name="T5">Alice: 10</text:span><text:span text:style-name="T5"><text:line-break/></text:span><text:span text:style-name="T5"> <text:s/>Bob: 9</text:span><text:span text:style-name="T5"><text:line-break/></text:span><text:span text:style-name="T5"> <text:s/>Cindy: </text:span><text:span text:style-name="T16">8</text:span><text:span text:style-name="T5"><text:line-break/></text:span><text:span text:style-name="T5"> <text:s/>David: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1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1s" smil:targetElement="id12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1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1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1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1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1.3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1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1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1s" smil:targetElement="id1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1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1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1s" smil:targetElement="id1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1s" smil:targetElement="id1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1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1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1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1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1s" smil:targetElement="id15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1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1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1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1s" smil:targetElement="id1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1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1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1s" smil:targetElement="id1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1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1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1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1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1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7" smil:attributeName="visibility" smil:to="visible"/>
                  <anim:transitionFilter smil:dur="1s" smil:targetElement="id16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.1s" smil:targetElement="id143" smil:type="fade" smil:subtype="crossfade" smil:mode="out"/>
                  <anim:set smil:begin="1.1s" smil:dur="0.001s" smil:fill="hold" smil:targetElement="id1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6" smil:type="fade" smil:subtype="crossfade" smil:mode="out"/>
                  <anim:set smil:begin="1s" smil:dur="0.001s" smil:fill="hold" smil:targetElement="id1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5" smil:type="fade" smil:subtype="crossfade" smil:mode="out"/>
                  <anim:set smil:begin="1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4" smil:type="fade" smil:subtype="crossfade" smil:mode="out"/>
                  <anim:set smil:begin="1s" smil:dur="0.001s" smil:fill="hold" smil:targetElement="id1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7" smil:type="fade" smil:subtype="crossfade" smil:mode="out"/>
                  <anim:set smil:begin="1s" smil:dur="0.001s" smil:fill="hold" smil:targetElement="id14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8" smil:attributeName="visibility" smil:to="visible"/>
                  <anim:transitionFilter smil:dur="1.1s" smil:targetElement="id1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9" smil:attributeName="visibility" smil:to="visible"/>
                  <anim:transitionFilter smil:dur="1s" smil:targetElement="id1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0" smil:attributeName="visibility" smil:to="visible"/>
                  <anim:transitionFilter smil:dur="1s" smil:targetElement="id1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1s" smil:targetElement="id1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1s" smil:targetElement="id1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3" smil:attributeName="visibility" smil:to="visible"/>
                  <anim:transitionFilter smil:dur="1s" smil:targetElement="id1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4" smil:attributeName="visibility" smil:to="visible"/>
                  <anim:transitionFilter smil:dur="1s" smil:targetElement="id1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1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1s" smil:targetElement="id1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7" smil:attributeName="visibility" smil:to="visible"/>
                  <anim:transitionFilter smil:dur="1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8" smil:attributeName="visibility" smil:to="visible"/>
                  <anim:transitionFilter smil:dur="1s" smil:targetElement="id17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9" smil:attributeName="visibility" smil:to="visible"/>
                  <anim:transitionFilter smil:dur="1.1s" smil:targetElement="id1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1s" smil:targetElement="id1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1" smil:attributeName="visibility" smil:to="visible"/>
                  <anim:transitionFilter smil:dur="1s" smil:targetElement="id1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1s" smil:targetElement="id1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3" smil:attributeName="visibility" smil:to="visible"/>
                  <anim:transitionFilter smil:dur="1s" smil:targetElement="id1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4" smil:attributeName="visibility" smil:to="visible"/>
                  <anim:transitionFilter smil:dur="1s" smil:targetElement="id184" smil:type="fade" smil:subtype="crossfade"/>
                </anim:par>
              </anim:par>
              <anim:par smil:begin="2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5" smil:attributeName="visibility" smil:to="visible"/>
                  <anim:transitionFilter smil:dur="1s" smil:targetElement="id1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6" smil:attributeName="visibility" smil:to="visible"/>
                  <anim:transitionFilter smil:dur="1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1s" smil:targetElement="id1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1s" smil:targetElement="id1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9" smil:attributeName="visibility" smil:to="visible"/>
                  <anim:transitionFilter smil:dur="1s" smil:targetElement="id1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1s" smil:targetElement="id1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1" smil:attributeName="visibility" smil:to="visible"/>
                  <anim:transitionFilter smil:dur="1s" smil:targetElement="id1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2" smil:attributeName="visibility" smil:to="visible"/>
                  <anim:transitionFilter smil:dur="1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3" smil:attributeName="visibility" smil:to="visible"/>
                  <anim:transitionFilter smil:dur="1s" smil:targetElement="id1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1s" smil:targetElement="id1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5" smil:attributeName="visibility" smil:to="visible"/>
                  <anim:transitionFilter smil:dur="1s" smil:targetElement="id19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6" smil:attributeName="visibility" smil:to="visible"/>
                  <anim:transitionFilter smil:dur="1s" smil:targetElement="id1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7" smil:attributeName="visibility" smil:to="visible"/>
                  <anim:transitionFilter smil:dur="1s" smil:targetElement="id1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8" smil:attributeName="visibility" smil:to="visible"/>
                  <anim:transitionFilter smil:dur="1s" smil:targetElement="id1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9" smil:attributeName="visibility" smil:to="visible"/>
                  <anim:transitionFilter smil:dur="1s" smil:targetElement="id1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0" smil:attributeName="visibility" smil:to="visible"/>
                  <anim:transitionFilter smil:dur="1s" smil:targetElement="id200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1" smil:attributeName="visibility" smil:to="visible"/>
                  <anim:transitionFilter smil:dur="1s" smil:targetElement="id2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2" smil:attributeName="visibility" smil:to="visible"/>
                  <anim:transitionFilter smil:dur="1s" smil:targetElement="id2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3" smil:attributeName="visibility" smil:to="visible"/>
                  <anim:transitionFilter smil:dur="1s" smil:targetElement="id2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4" smil:attributeName="visibility" smil:to="visible"/>
                  <anim:transitionFilter smil:dur="1s" smil:targetElement="id2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5" smil:attributeName="visibility" smil:to="visible"/>
                  <anim:transitionFilter smil:dur="1s" smil:targetElement="id2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6" smil:attributeName="visibility" smil:to="visible"/>
                  <anim:transitionFilter smil:dur="1s" smil:targetElement="id2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7" smil:attributeName="visibility" smil:to="visible"/>
                  <anim:transitionFilter smil:dur="1s" smil:targetElement="id2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8" smil:attributeName="visibility" smil:to="visible"/>
                  <anim:transitionFilter smil:dur="1s" smil:targetElement="id2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9" smil:attributeName="visibility" smil:to="visible"/>
                  <anim:transitionFilter smil:dur="1s" smil:targetElement="id2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0" smil:attributeName="visibility" smil:to="visible"/>
                  <anim:transitionFilter smil:dur="1s" smil:targetElement="id21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1" smil:attributeName="visibility" smil:to="visible"/>
                  <anim:transitionFilter smil:dur="1.1s" smil:targetElement="id2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2" smil:attributeName="visibility" smil:to="visible"/>
                  <anim:transitionFilter smil:dur="1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3" smil:attributeName="visibility" smil:to="visible"/>
                  <anim:transitionFilter smil:dur="1s" smil:targetElement="id2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4" smil:attributeName="visibility" smil:to="visible"/>
                  <anim:transitionFilter smil:dur="1s" smil:targetElement="id214" smil:type="fade" smil:subtype="crossfade"/>
                </anim:par>
              </anim:par>
            </anim:par>
          </anim:seq>
        </anim:par>
        <presentation:notes draw:style-name="dp2">
          <draw:page-thumbnail draw:name="Shape 192" draw:style-name="gr2" draw:layer="layout" svg:width="16.932cm" svg:height="9.524cm" svg:x="1.059cm" svg:y="1.905cm" draw:page-number="5" presentation:class="page"/>
          <draw:frame draw:name="Shape 19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ability with Trees of Blockchains" draw:style-name="dp1" draw:master-page-name="Title_20_only" presentation:presentation-page-layout-name="AL3T19">
        <draw:custom-shape draw:name="Shape 301" draw:style-name="gr1" draw:text-style-name="P5" xml:id="id242" draw:id="id242" draw:layer="layout" svg:width="9.482cm" svg:height="1.558cm" svg:x="15.024cm" svg:y="4.512cm">
          <text:p text:style-name="P4"><text:span text:style-name="T9">1. someone else moves your tokens</text:span><text:span text:style-name="T9"><text:line-break/></text:span><text:span text:style-name="T9"> <text:s text:c="2"/>no problem if you watch your ch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1" draw:text-style-name="P5" xml:id="id241" draw:id="id241" draw:layer="layout" svg:width="9.482cm" svg:height="1.558cm" svg:x="15.024cm" svg:y="3.158cm">
          <text:p text:style-name="P4"><text:span text:style-name="T9">What is fraud for a tok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1" draw:text-style-name="P5" draw:layer="layout" svg:width="9.482cm" svg:height="1.267cm" svg:x="15.051cm" svg:y="3.453cm">
          <text:p xml:id="id260" text:id="id260" text:style-name="P4"><text:span text:style-name="T9">Charlie <text:s/>cannot change the “5” in the main chain.</text:span><text:span text:style-name="T9"><text:line-break/></text:span><text:span text:style-name="T9">He can steal at <text:s/>most 5 from others (who are not watching) in the rightmost subtree, but not from Alice and Bob.</text:span></text:p>
          <text:p xml:id="id261" text:id="id261" text:style-name="P4"><text:span text:style-name="T9"><text:line-break/></text:span><text:span text:style-name="T9">Checking sum of balances is a local invariant.</text:span></text:p>
          <text:p xml:id="id262" text:id="id262" text:style-name="P4"><text:span text:style-name="T9"><text:line-break/></text:span><text:span text:style-name="T9">Scalable smart <text:s/>contracts have to convert global to local invaria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4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Scalability with Trees of Blockchains</text:span></text:p>
          </draw:text-box>
        </draw:frame>
        <draw:custom-shape draw:name="Shape 305" draw:style-name="gr3" draw:text-style-name="P10" draw:layer="layout" svg:width="2.905cm" svg:height="1.887cm" svg:x="6.801cm" svg:y="3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6" draw:style-name="gr1" draw:text-style-name="P5" draw:layer="layout" svg:width="3.603cm" svg:height="1.267cm" svg:x="6.452cm" svg:y="3.869cm">
          <text:p text:style-name="P1"><text:span text:style-name="T9">m</text:span><text:span text:style-name="T9">a</text:span><text:span text:style-name="T9">i</text:span><text:span text:style-name="T9">n</text:span><text:span text:style-name="T9"> </text:span><text:span text:style-name="T9">c</text:span><text:span text:style-name="T9">h</text:span><text:span text:style-name="T9">a</text:span><text:span text:style-name="T9">i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3" draw:text-style-name="P10" draw:layer="layout" svg:width="1.603cm" svg:height="1.267cm" svg:x="3.106cm" svg:y="6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8" draw:style-name="gr3" draw:text-style-name="P10" draw:layer="layout" svg:width="1.603cm" svg:height="1.267cm" svg:x="7.452cm" svg:y="6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3" draw:text-style-name="P10" draw:layer="layout" svg:width="1.603cm" svg:height="1.267cm" svg:x="11.797cm" svg:y="6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3" draw:text-style-name="P10" draw:layer="layout" svg:width="0.962cm" svg:height="0.957cm" svg:x="2.218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3" draw:text-style-name="P10" draw:layer="layout" svg:width="0.962cm" svg:height="0.957cm" svg:x="3.426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3" draw:text-style-name="P10" draw:layer="layout" svg:width="0.962cm" svg:height="0.957cm" svg:x="4.634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3" draw:text-style-name="P10" draw:layer="layout" svg:width="0.962cm" svg:height="0.957cm" svg:x="6.564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3" draw:text-style-name="P10" draw:layer="layout" svg:width="0.962cm" svg:height="0.957cm" svg:x="7.772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3" draw:text-style-name="P10" draw:layer="layout" svg:width="0.962cm" svg:height="0.957cm" svg:x="8.98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3" draw:text-style-name="P10" draw:layer="layout" svg:width="0.962cm" svg:height="0.957cm" svg:x="10.91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3" draw:text-style-name="P10" draw:layer="layout" svg:width="0.962cm" svg:height="0.957cm" svg:x="12.118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3" draw:text-style-name="P10" draw:layer="layout" svg:width="0.962cm" svg:height="0.957cm" svg:x="13.326cm" svg:y="1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7" draw:text-style-name="P11" draw:layer="layout" svg:width="0.772cm" svg:height="2.099cm" draw:transform="rotate (-3.14159265358979) translate (3.485cm 10.2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0" draw:style-name="gr7" draw:text-style-name="P11" draw:layer="layout" svg:width="0.001cm" svg:height="2.1cm" draw:transform="rotate (-3.14159265358979) translate (3.908cm 10.2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1" draw:style-name="gr7" draw:text-style-name="P11" draw:layer="layout" svg:width="0.83cm" svg:height="2.099cm" draw:transform="rotate (-3.14159265358979) translate (5.124cm 10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2" draw:style-name="gr7" draw:text-style-name="P11" draw:layer="layout" svg:width="0.772cm" svg:height="2.099cm" draw:transform="rotate (-3.14159265358979) translate (7.821cm 10.2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3" draw:style-name="gr7" draw:text-style-name="P11" draw:layer="layout" svg:width="0.001cm" svg:height="2.1cm" draw:transform="rotate (-3.14159265358979) translate (8.244cm 10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4" draw:style-name="gr7" draw:text-style-name="P11" draw:layer="layout" svg:width="0.83cm" svg:height="2.099cm" draw:transform="rotate (-3.14159265358979) translate (9.46cm 10.2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5" draw:style-name="gr7" draw:text-style-name="P11" draw:layer="layout" svg:width="0.772cm" svg:height="2.099cm" draw:transform="rotate (-3.14159265358979) translate (12.136cm 10.2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6" draw:style-name="gr7" draw:text-style-name="P11" draw:layer="layout" svg:width="0.001cm" svg:height="2.1cm" draw:transform="rotate (-3.14159265358979) translate (12.559cm 10.2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7" draw:style-name="gr7" draw:text-style-name="P11" draw:layer="layout" svg:width="0.83cm" svg:height="2.099cm" draw:transform="rotate (-3.14159265358979) translate (13.775cm 10.2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8" draw:style-name="gr7" draw:text-style-name="P11" draw:layer="layout" svg:width="3.685cm" svg:height="1.568cm" draw:transform="rotate (-3.14159265358979) translate (7.59cm 6.9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9" draw:style-name="gr7" draw:text-style-name="P11" draw:layer="layout" svg:width="0.001cm" svg:height="1.571cm" draw:transform="rotate (-3.14159265358979) translate (8.254cm 6.9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0" draw:style-name="gr7" draw:text-style-name="P11" draw:layer="layout" svg:width="3.585cm" svg:height="1.568cm" draw:transform="rotate (-3.14159265358979) translate (12.599cm 6.9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1" draw:style-name="gr3" draw:text-style-name="P10" draw:layer="layout" svg:width="0.368cm" svg:height="0.368cm" svg:x="3.128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3" draw:text-style-name="P10" draw:layer="layout" svg:width="0.368cm" svg:height="0.368cm" svg:x="3.606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3" draw:text-style-name="P10" draw:layer="layout" svg:width="0.368cm" svg:height="0.368cm" svg:x="4.083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3" draw:text-style-name="P10" draw:layer="layout" svg:width="0.368cm" svg:height="0.368cm" svg:x="1.612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3" draw:text-style-name="P10" draw:layer="layout" svg:width="0.368cm" svg:height="0.368cm" svg:x="2.09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3" draw:text-style-name="P10" draw:layer="layout" svg:width="0.368cm" svg:height="0.368cm" svg:x="2.567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3" draw:text-style-name="P10" draw:layer="layout" svg:width="0.368cm" svg:height="0.368cm" svg:x="4.644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3" draw:text-style-name="P10" draw:layer="layout" svg:width="0.368cm" svg:height="0.368cm" svg:x="5.122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3" draw:text-style-name="P10" draw:layer="layout" svg:width="0.368cm" svg:height="0.368cm" svg:x="5.599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7" draw:text-style-name="P11" draw:layer="layout" svg:width="0.532cm" svg:height="0.796cm" draw:transform="rotate (-3.14159265358979) translate (2.329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1" draw:style-name="gr7" draw:text-style-name="P11" draw:layer="layout" svg:width="0.425cm" svg:height="0.807cm" draw:transform="rotate (-3.14159265358979) translate (2.696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2" draw:style-name="gr7" draw:text-style-name="P11" draw:layer="layout" svg:width="0.027cm" svg:height="0.807cm" draw:transform="rotate (-3.14159265358979) translate (2.775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3" draw:style-name="gr7" draw:text-style-name="P11" draw:layer="layout" svg:width="0.204cm" svg:height="0.807cm" draw:transform="rotate (-3.14159265358979) translate (3.518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4" draw:style-name="gr7" draw:text-style-name="P11" draw:layer="layout" svg:width="0.117cm" svg:height="0.807cm" draw:transform="rotate (-3.14159265358979) translate (3.904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5" draw:style-name="gr7" draw:text-style-name="P11" draw:layer="layout" svg:width="0.218cm" svg:height="0.796cm" draw:transform="rotate (-3.14159265358979) translate (4.268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6" draw:style-name="gr7" draw:text-style-name="P11" draw:layer="layout" svg:width="0.006cm" svg:height="0.796cm" draw:transform="rotate (-3.14159265358979) translate (4.829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7" draw:style-name="gr7" draw:text-style-name="P11" draw:layer="layout" svg:width="0.189cm" svg:height="0.807cm" draw:transform="rotate (-3.14159265358979) translate (5.306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7" draw:text-style-name="P11" draw:layer="layout" svg:width="0.511cm" svg:height="0.796cm" draw:transform="rotate (-3.14159265358979) translate (5.784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3" draw:text-style-name="P10" draw:layer="layout" svg:width="0.368cm" svg:height="0.368cm" svg:x="7.592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3" draw:text-style-name="P10" draw:layer="layout" svg:width="0.368cm" svg:height="0.368cm" svg:x="8.069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3" draw:text-style-name="P10" draw:layer="layout" svg:width="0.368cm" svg:height="0.368cm" svg:x="8.547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3" draw:text-style-name="P10" draw:layer="layout" svg:width="0.368cm" svg:height="0.368cm" svg:x="6.076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3" draw:text-style-name="P10" draw:layer="layout" svg:width="0.368cm" svg:height="0.368cm" svg:x="6.553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3" draw:text-style-name="P10" draw:layer="layout" svg:width="0.368cm" svg:height="0.368cm" svg:x="7.031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3" draw:text-style-name="P10" draw:layer="layout" svg:width="0.368cm" svg:height="0.368cm" svg:x="9.108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10" draw:layer="layout" svg:width="0.368cm" svg:height="0.368cm" svg:x="9.585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" draw:text-style-name="P10" draw:layer="layout" svg:width="0.368cm" svg:height="0.368cm" svg:x="10.063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7" draw:text-style-name="P11" draw:layer="layout" svg:width="0.532cm" svg:height="0.796cm" draw:transform="rotate (-3.14159265358979) translate (6.793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9" draw:style-name="gr7" draw:text-style-name="P11" draw:layer="layout" svg:width="0.307cm" svg:height="0.807cm" draw:transform="rotate (-3.14159265358979) translate (7.042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0" draw:style-name="gr7" draw:text-style-name="P11" draw:layer="layout" svg:width="0.027cm" svg:height="0.807cm" draw:transform="rotate (-3.14159265358979) translate (7.239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7" draw:text-style-name="P11" draw:layer="layout" svg:width="0.204cm" svg:height="0.807cm" draw:transform="rotate (-3.14159265358979) translate (7.981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2" draw:style-name="gr7" draw:text-style-name="P11" draw:layer="layout" svg:width="0.001cm" svg:height="0.807cm" draw:transform="rotate (-3.14159265358979) translate (8.254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7" draw:text-style-name="P11" draw:layer="layout" svg:width="0.218cm" svg:height="0.796cm" draw:transform="rotate (-3.14159265358979) translate (8.731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4" draw:style-name="gr7" draw:text-style-name="P11" draw:layer="layout" svg:width="0.006cm" svg:height="0.796cm" draw:transform="rotate (-3.14159265358979) translate (9.292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7" draw:text-style-name="P11" draw:layer="layout" svg:width="0.307cm" svg:height="0.807cm" draw:transform="rotate (-3.14159265358979) translate (9.77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6" draw:style-name="gr7" draw:text-style-name="P11" draw:layer="layout" svg:width="0.511cm" svg:height="0.796cm" draw:transform="rotate (-3.14159265358979) translate (10.247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7" draw:style-name="gr3" draw:text-style-name="P10" draw:layer="layout" svg:width="0.368cm" svg:height="0.368cm" svg:x="12.022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3" draw:text-style-name="P10" draw:layer="layout" svg:width="0.368cm" svg:height="0.368cm" svg:x="12.5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3" draw:text-style-name="P10" draw:layer="layout" svg:width="0.368cm" svg:height="0.368cm" svg:x="12.977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3" draw:text-style-name="P10" draw:layer="layout" svg:width="0.368cm" svg:height="0.368cm" svg:x="10.506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3" draw:text-style-name="P10" draw:layer="layout" svg:width="0.368cm" svg:height="0.368cm" svg:x="10.983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3" draw:text-style-name="P10" draw:layer="layout" svg:width="0.368cm" svg:height="0.368cm" svg:x="11.461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3" draw:text-style-name="P10" draw:layer="layout" svg:width="0.368cm" svg:height="0.368cm" svg:x="13.538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3" draw:text-style-name="P10" draw:layer="layout" svg:width="0.368cm" svg:height="0.368cm" svg:x="14.016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3" draw:text-style-name="P10" draw:layer="layout" svg:width="0.368cm" svg:height="0.368cm" svg:x="14.493cm" svg:y="1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7" draw:text-style-name="P11" draw:layer="layout" svg:width="0.532cm" svg:height="0.796cm" draw:transform="rotate (-3.14159265358979) translate (11.223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7" draw:style-name="gr7" draw:text-style-name="P11" draw:layer="layout" svg:width="0.307cm" svg:height="0.807cm" draw:transform="rotate (-3.14159265358979) translate (11.472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8" draw:style-name="gr7" draw:text-style-name="P11" draw:layer="layout" svg:width="0.027cm" svg:height="0.807cm" draw:transform="rotate (-3.14159265358979) translate (11.669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9" draw:style-name="gr7" draw:text-style-name="P11" draw:layer="layout" svg:width="0.204cm" svg:height="0.807cm" draw:transform="rotate (-3.14159265358979) translate (12.412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0" draw:style-name="gr7" draw:text-style-name="P11" draw:layer="layout" svg:width="0.001cm" svg:height="0.807cm" draw:transform="rotate (-3.14159265358979) translate (12.684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1" draw:style-name="gr7" draw:text-style-name="P11" draw:layer="layout" svg:width="0.218cm" svg:height="0.796cm" draw:transform="rotate (-3.14159265358979) translate (13.162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2" draw:style-name="gr7" draw:text-style-name="P11" draw:layer="layout" svg:width="0.006cm" svg:height="0.796cm" draw:transform="rotate (-3.14159265358979) translate (13.723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3" draw:style-name="gr7" draw:text-style-name="P11" draw:layer="layout" svg:width="0.307cm" svg:height="0.807cm" draw:transform="rotate (-3.14159265358979) translate (14.2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4" draw:style-name="gr7" draw:text-style-name="P11" draw:layer="layout" svg:width="0.511cm" svg:height="0.796cm" draw:transform="rotate (-3.14159265358979) translate (14.678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5" draw:style-name="gr1" draw:text-style-name="P5" xml:id="id240" draw:id="id240" draw:layer="layout" svg:width="9.482cm" svg:height="1.707cm" svg:x="15.024cm" svg:y="3.158cm">
          <text:p text:style-name="P4"><text:span text:style-name="T9">main chain: 10 tx / sec</text:span></text:p>
          <text:p text:style-name="P4"><text:span text:style-name="T9">each child chain: 10 tx / 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" draw:text-style-name="P5" xml:id="id215" draw:id="id215" draw:layer="layout" svg:width="8.999cm" svg:height="1.55cm" svg:x="15.024cm" svg:y="4.866cm">
          <text:p text:style-name="P4"><text:span text:style-name="T9">with 6 / 12 layers:</text:span><text:span text:style-name="T9"><text:line-break/></text:span><text:span text:style-name="T9">10 * 3</text:span><text:span text:style-name="T17">5</text:span><text:span text:style-name="T9"> = 2430 tx / sec</text:span><text:span text:style-name="T9"><text:line-break/></text:span><text:span text:style-name="T9">10 * 3</text:span><text:span text:style-name="T17">11</text:span><text:span text:style-name="T9"> = 1.7 mio tx / 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1" draw:text-style-name="P5" xml:id="id216" draw:id="id216" draw:layer="layout" svg:width="8.999cm" svg:height="2.951cm" svg:x="15.024cm" svg:y="6.773cm">
          <text:p text:style-name="P4"><text:span text:style-name="T9">How is it safe?</text:span><text:span text:style-name="T9"><text:line-break/></text:span><text:span text:style-name="T9">Users have to watch chains they use plus path to root and object to fraud in parent chai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3" draw:text-style-name="P5" xml:id="id218" draw:id="id218" draw:layer="layout" svg:width="2.905cm" svg:height="1.887cm" svg:x="6.798cm" svg:y="3.45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14" draw:text-style-name="P10" xml:id="id219" draw:id="id219" draw:layer="layout" svg:width="1.603cm" svg:height="1.267cm" svg:x="7.448cm" svg:y="6.91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4" draw:text-style-name="P10" xml:id="id220" draw:id="id220" draw:layer="layout" svg:width="0.962cm" svg:height="0.957cm" svg:x="6.561cm" svg:y="10.282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15" draw:text-style-name="P11" xml:id="id221" draw:id="id221" draw:layer="layout" svg:width="0.772cm" svg:height="2.099cm" draw:transform="rotate (-3.14159265358979) translate (7.818cm 10.2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2" draw:style-name="gr15" draw:text-style-name="P11" xml:id="id222" draw:id="id222" draw:layer="layout" svg:width="0.001cm" svg:height="1.571cm" draw:transform="rotate (-3.14159265358979) translate (8.25cm 6.9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3" draw:style-name="gr14" draw:text-style-name="P10" xml:id="id223" draw:id="id223" draw:layer="layout" svg:width="0.368cm" svg:height="0.368cm" svg:x="6.072cm" svg:y="12.049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5" draw:text-style-name="P11" xml:id="id224" draw:id="id224" draw:layer="layout" svg:width="0.532cm" svg:height="0.796cm" draw:transform="rotate (-3.14159265358979) translate (6.789cm 12.0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5" draw:style-name="gr1" draw:text-style-name="P5" xml:id="id217" draw:id="id217" draw:layer="layout" svg:width="1.603cm" svg:height="1.558cm" svg:x="5.697cm" svg:y="12.302cm">
          <text:p text:style-name="P4"><text:span text:style-name="T8">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6" draw:text-style-name="P10" xml:id="id227" draw:id="id227" draw:layer="layout" svg:width="0.962cm" svg:height="0.957cm" svg:x="8.988cm" svg:y="10.282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17" draw:text-style-name="P11" xml:id="id228" draw:id="id228" draw:layer="layout" svg:width="0.83cm" svg:height="2.099cm" draw:transform="rotate (-3.14159265358979) translate (9.467cm 10.2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8" draw:style-name="gr16" draw:text-style-name="P10" xml:id="id229" draw:id="id229" draw:layer="layout" svg:width="0.368cm" svg:height="0.368cm" svg:x="10.07cm" svg:y="12.049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17" draw:text-style-name="P11" xml:id="id230" draw:id="id230" draw:layer="layout" svg:width="0.511cm" svg:height="0.796cm" draw:transform="rotate (-3.14159265358979) translate (10.255cm 12.0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0" draw:style-name="gr18" draw:text-style-name="P5" xml:id="id231" draw:id="id231" draw:layer="layout" svg:width="2.905cm" svg:height="1.887cm" svg:x="6.805cm" svg:y="3.45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16" draw:text-style-name="P10" xml:id="id232" draw:id="id232" draw:layer="layout" svg:width="1.603cm" svg:height="1.267cm" svg:x="7.456cm" svg:y="6.913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17" draw:text-style-name="P11" xml:id="id233" draw:id="id233" draw:layer="layout" svg:width="0.001cm" svg:height="1.571cm" draw:transform="rotate (-3.14159265358979) translate (8.258cm 6.9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3" draw:style-name="gr1" draw:text-style-name="P5" xml:id="id225" draw:id="id225" draw:layer="layout" svg:width="1.603cm" svg:height="1.558cm" svg:x="9.667cm" svg:y="12.302cm">
          <text:p text:style-name="P4"><text:span text:style-name="T8">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1" draw:text-style-name="P5" xml:id="id243" draw:id="id243" draw:layer="layout" svg:width="10.375cm" svg:height="1.558cm" svg:x="15.024cm" svg:y="6.263cm">
          <text:p text:style-name="P4"><text:span text:style-name="T9">2. someone creates tokens out of thin air</text:span><text:span text:style-name="T9"><text:line-break/></text:span><text:span text:style-name="T9"> <text:s text:c="3"/>problem: have to watch all ch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5" draw:style-name="gr1" draw:text-style-name="P5" xml:id="id226" draw:id="id226" draw:layer="layout" svg:width="1.603cm" svg:height="1.558cm" svg:x="3.227cm" svg:y="12.302cm">
          <text:p text:style-name="P4"><text:span text:style-name="T8">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16" draw:text-style-name="P10" xml:id="id238" draw:id="id238" draw:layer="layout" svg:width="1.603cm" svg:height="1.267cm" svg:x="3.109cm" svg:y="6.91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16" draw:text-style-name="P10" xml:id="id239" draw:id="id239" draw:layer="layout" svg:width="0.962cm" svg:height="0.957cm" svg:x="3.43cm" svg:y="10.28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17" draw:text-style-name="P11" xml:id="id234" draw:id="id234" draw:layer="layout" svg:width="0.001cm" svg:height="2.1cm" draw:transform="rotate (-3.14159265358979) translate (3.911cm 10.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9" draw:style-name="gr17" draw:text-style-name="P11" xml:id="id237" draw:id="id237" draw:layer="layout" svg:width="3.685cm" svg:height="1.568cm" draw:transform="rotate (-3.14159265358979) translate (7.593cm 6.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0" draw:style-name="gr16" draw:text-style-name="P10" xml:id="id235" draw:id="id235" draw:layer="layout" svg:width="0.368cm" svg:height="0.368cm" svg:x="3.609cm" svg:y="12.046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1" draw:style-name="gr17" draw:text-style-name="P11" xml:id="id236" draw:id="id236" draw:layer="layout" svg:width="0.001cm" svg:height="0.795cm" draw:transform="rotate (-3.14159265358979) translate (3.794cm 12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2" draw:style-name="gr1" draw:text-style-name="P5" xml:id="id259" draw:id="id259" draw:layer="layout" svg:width="9.482cm" svg:height="3.307cm" svg:x="15.051cm" svg:y="8.457cm">
          <text:p xml:id="id245" text:id="id245" text:style-name="P4"><text:span text:style-name="T9">Charlie creates tokens, but has to move them to Alice/Bob to use them</text:span></text:p>
          <text:p xml:id="id246" text:id="id246" text:style-name="P4"><text:span text:style-name="T9"><text:line-break/></text:span><text:span text:style-name="T9">Solution: Chains track sum of balances of child-chai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1" draw:text-style-name="P5" xml:id="id244" draw:id="id244" draw:layer="layout" svg:width="1.603cm" svg:height="1.558cm" svg:x="11.876cm" svg:y="12.331cm">
          <text:p text:style-name="P4"><text:span text:style-name="T8">Charl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1" draw:text-style-name="P5" xml:id="id247" draw:id="id247" draw:layer="layout" svg:width="0.532cm" svg:height="0.807cm" svg:x="5.784cm" svg:y="5.137cm">
          <text:p text:style-name="P4"><text:span text:style-name="T8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1" draw:text-style-name="P5" xml:id="id248" draw:id="id248" draw:layer="layout" svg:width="0.532cm" svg:height="0.807cm" svg:x="9.77cm" svg:y="5.137cm">
          <text:p text:style-name="P4"><text:span text:style-name="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1" draw:text-style-name="P5" xml:id="id249" draw:id="id249" draw:layer="layout" svg:width="0.532cm" svg:height="0.807cm" svg:x="8.128cm" svg:y="5.191cm">
          <text:p text:style-name="P4"><text:span text:style-name="T8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7" draw:style-name="gr1" draw:text-style-name="P5" xml:id="id250" draw:id="id250" draw:layer="layout" svg:width="0.532cm" svg:height="0.807cm" svg:x="7.107cm" svg:y="7.963cm">
          <text:p text:style-name="P4"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1" draw:text-style-name="P5" xml:id="id251" draw:id="id251" draw:layer="layout" svg:width="0.532cm" svg:height="0.807cm" svg:x="7.745cm" svg:y="7.963cm">
          <text:p text:style-name="P4"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5" xml:id="id252" draw:id="id252" draw:layer="layout" svg:width="0.532cm" svg:height="0.807cm" svg:x="8.575cm" svg:y="7.963cm">
          <text:p text:style-name="P4"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5" xml:id="id253" draw:id="id253" draw:layer="layout" svg:width="0.532cm" svg:height="0.807cm" svg:x="3.692cm" svg:y="7.963cm">
          <text:p text:style-name="P4"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1" draw:text-style-name="P5" xml:id="id254" draw:id="id254" draw:layer="layout" svg:width="0.532cm" svg:height="0.807cm" svg:x="4.337cm" svg:y="7.963cm">
          <text:p text:style-name="P4"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2" draw:style-name="gr1" draw:text-style-name="P5" xml:id="id255" draw:id="id255" draw:layer="layout" svg:width="0.532cm" svg:height="0.807cm" svg:x="2.85cm" svg:y="7.963cm">
          <text:p text:style-name="P4"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1" draw:text-style-name="P5" xml:id="id256" draw:id="id256" draw:layer="layout" svg:width="0.532cm" svg:height="0.807cm" svg:x="11.398cm" svg:y="7.963cm">
          <text:p text:style-name="P4"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1" draw:text-style-name="P5" xml:id="id257" draw:id="id257" draw:layer="layout" svg:width="0.532cm" svg:height="0.807cm" svg:x="12.412cm" svg:y="7.963cm">
          <text:p text:style-name="P4"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1" draw:text-style-name="P5" xml:id="id258" draw:id="id258" draw:layer="layout" svg:width="0.532cm" svg:height="0.807cm" svg:x="12.981cm" svg:y="7.963cm">
          <text:p text:style-name="P4"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5" smil:attributeName="visibility" smil:to="visible"/>
                  <anim:transitionFilter smil:dur="1s" smil:targetElement="id2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6" smil:attributeName="visibility" smil:to="visible"/>
                  <anim:transitionFilter smil:dur="1s" smil:targetElement="id2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7" smil:attributeName="visibility" smil:to="visible"/>
                  <anim:transitionFilter smil:dur="1s" smil:targetElement="id2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8" smil:attributeName="visibility" smil:to="visible"/>
                  <anim:transitionFilter smil:dur="1s" smil:targetElement="id2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9" smil:attributeName="visibility" smil:to="visible"/>
                  <anim:transitionFilter smil:dur="1s" smil:targetElement="id2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0" smil:attributeName="visibility" smil:to="visible"/>
                  <anim:transitionFilter smil:dur="1s" smil:targetElement="id2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1" smil:attributeName="visibility" smil:to="visible"/>
                  <anim:transitionFilter smil:dur="1s" smil:targetElement="id2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2" smil:attributeName="visibility" smil:to="visible"/>
                  <anim:transitionFilter smil:dur="1s" smil:targetElement="id2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3" smil:attributeName="visibility" smil:to="visible"/>
                  <anim:transitionFilter smil:dur="1s" smil:targetElement="id2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4" smil:attributeName="visibility" smil:to="visible"/>
                  <anim:transitionFilter smil:dur="1s" smil:targetElement="id2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5" smil:attributeName="visibility" smil:to="visible"/>
                  <anim:transitionFilter smil:dur="1s" smil:targetElement="id2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6" smil:attributeName="visibility" smil:to="visible"/>
                  <anim:transitionFilter smil:dur="1s" smil:targetElement="id2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7" smil:attributeName="visibility" smil:to="visible"/>
                  <anim:transitionFilter smil:dur="1s" smil:targetElement="id2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8" smil:attributeName="visibility" smil:to="visible"/>
                  <anim:transitionFilter smil:dur="1s" smil:targetElement="id2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9" smil:attributeName="visibility" smil:to="visible"/>
                  <anim:transitionFilter smil:dur="1s" smil:targetElement="id2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0" smil:attributeName="visibility" smil:to="visible"/>
                  <anim:transitionFilter smil:dur="1s" smil:targetElement="id2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1" smil:attributeName="visibility" smil:to="visible"/>
                  <anim:transitionFilter smil:dur="1s" smil:targetElement="id2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2" smil:attributeName="visibility" smil:to="visible"/>
                  <anim:transitionFilter smil:dur="1s" smil:targetElement="id2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3" smil:attributeName="visibility" smil:to="visible"/>
                  <anim:transitionFilter smil:dur="1s" smil:targetElement="id2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4" smil:attributeName="visibility" smil:to="visible"/>
                  <anim:transitionFilter smil:dur="1s" smil:targetElement="id2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5" smil:attributeName="visibility" smil:to="visible"/>
                  <anim:transitionFilter smil:dur="1s" smil:targetElement="id2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6" smil:attributeName="visibility" smil:to="visible"/>
                  <anim:transitionFilter smil:dur="1s" smil:targetElement="id2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7" smil:attributeName="visibility" smil:to="visible"/>
                  <anim:transitionFilter smil:dur="1s" smil:targetElement="id2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8" smil:attributeName="visibility" smil:to="visible"/>
                  <anim:transitionFilter smil:dur="1s" smil:targetElement="id2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9" smil:attributeName="visibility" smil:to="visible"/>
                  <anim:transitionFilter smil:dur="1s" smil:targetElement="id2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40" smil:type="fade" smil:subtype="crossfade" smil:mode="out"/>
                  <anim:set smil:begin="1s" smil:dur="0.001s" smil:fill="hold" smil:targetElement="id2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5" smil:type="fade" smil:subtype="crossfade" smil:mode="out"/>
                  <anim:set smil:begin="1s" smil:dur="0.001s" smil:fill="hold" smil:targetElement="id2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6" smil:type="fade" smil:subtype="crossfade" smil:mode="out"/>
                  <anim:set smil:begin="1s" smil:dur="0.001s" smil:fill="hold" smil:targetElement="id216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1" smil:attributeName="visibility" smil:to="visible"/>
                  <anim:transitionFilter smil:dur="1s" smil:targetElement="id2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2" smil:attributeName="visibility" smil:to="visible"/>
                  <anim:transitionFilter smil:dur="1s" smil:targetElement="id2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3" smil:attributeName="visibility" smil:to="visible"/>
                  <anim:transitionFilter smil:dur="1s" smil:targetElement="id2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4" smil:attributeName="visibility" smil:to="visible"/>
                  <anim:transitionFilter smil:dur="1s" smil:targetElement="id2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5" anim:sub-item="text" smil:attributeName="visibility" smil:to="visible"/>
                  <anim:transitionFilter smil:dur="1s" smil:targetElement="id2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6" anim:sub-item="text" smil:attributeName="visibility" smil:to="visible"/>
                  <anim:transitionFilter smil:dur="1s" smil:targetElement="id2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7" smil:attributeName="visibility" smil:to="visible"/>
                  <anim:transitionFilter smil:dur="1s" smil:targetElement="id2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8" smil:attributeName="visibility" smil:to="visible"/>
                  <anim:transitionFilter smil:dur="1s" smil:targetElement="id2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9" smil:attributeName="visibility" smil:to="visible"/>
                  <anim:transitionFilter smil:dur="1s" smil:targetElement="id2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0" smil:attributeName="visibility" smil:to="visible"/>
                  <anim:transitionFilter smil:dur="1s" smil:targetElement="id2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1" smil:attributeName="visibility" smil:to="visible"/>
                  <anim:transitionFilter smil:dur="1s" smil:targetElement="id2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2" smil:attributeName="visibility" smil:to="visible"/>
                  <anim:transitionFilter smil:dur="1s" smil:targetElement="id2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3" smil:attributeName="visibility" smil:to="visible"/>
                  <anim:transitionFilter smil:dur="1s" smil:targetElement="id2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4" smil:attributeName="visibility" smil:to="visible"/>
                  <anim:transitionFilter smil:dur="1s" smil:targetElement="id2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5" smil:attributeName="visibility" smil:to="visible"/>
                  <anim:transitionFilter smil:dur="1s" smil:targetElement="id2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6" smil:attributeName="visibility" smil:to="visible"/>
                  <anim:transitionFilter smil:dur="1s" smil:targetElement="id2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7" smil:attributeName="visibility" smil:to="visible"/>
                  <anim:transitionFilter smil:dur="1s" smil:targetElement="id2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8" smil:attributeName="visibility" smil:to="visible"/>
                  <anim:transitionFilter smil:dur="1s" smil:targetElement="id2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42" smil:type="fade" smil:subtype="crossfade" smil:mode="out"/>
                  <anim:set smil:begin="1s" smil:dur="0.001s" smil:fill="hold" smil:targetElement="id2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9" smil:type="fade" smil:subtype="crossfade" smil:mode="out"/>
                  <anim:set smil:begin="1s" smil:dur="0.001s" smil:fill="hold" smil:targetElement="id25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3" smil:type="fade" smil:subtype="crossfade" smil:mode="out"/>
                  <anim:set smil:begin="1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1" smil:type="fade" smil:subtype="crossfade" smil:mode="out"/>
                  <anim:set smil:begin="1s" smil:dur="0.001s" smil:fill="hold" smil:targetElement="id24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0" anim:sub-item="text" smil:attributeName="visibility" smil:to="visible"/>
                  <anim:transitionFilter smil:dur="1s" smil:targetElement="id2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1" anim:sub-item="text" smil:attributeName="visibility" smil:to="visible"/>
                  <anim:transitionFilter smil:dur="1s" smil:targetElement="id2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2" anim:sub-item="text" smil:attributeName="visibility" smil:to="visible"/>
                  <anim:transitionFilter smil:dur="1s" smil:targetElement="id26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98" draw:style-name="gr2" draw:layer="layout" svg:width="16.932cm" svg:height="9.524cm" svg:x="1.059cm" svg:y="1.905cm" draw:page-number="6" presentation:class="page"/>
          <draw:frame draw:name="Shape 299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Plasma Token Contract" draw:style-name="dp1" draw:master-page-name="Title_20_and_20_two_20_columns" presentation:presentation-page-layout-name="AL4T3">
        <draw:frame draw:name="Shape 430" presentation:style-name="pr9" draw:text-style-name="P7" draw:layer="layout" svg:width="23.667cm" svg:height="1.59cm" svg:x="0.866cm" svg:y="0.633cm" presentation:class="title" presentation:user-transformed="true">
          <draw:text-box>
            <text:p text:style-name="P4"><text:span text:style-name="T7">Example Plasma Token Contract</text:span></text:p>
          </draw:text-box>
        </draw:frame>
        <draw:frame draw:name="Shape 431" presentation:style-name="pr10" draw:text-style-name="P5" draw:layer="layout" svg:width="11.451cm" svg:height="10.765cm" svg:x="0.866cm" svg:y="1.925cm" presentation:class="outline" presentation:user-transformed="true">
          <draw:text-box>
            <text:p text:style-name="P8"><text:span text:style-name="T18">contract Token {</text:span><text:span text:style-name="T18"><text:line-break/></text:span><text:span text:style-name="T18"> <text:s/>mapping(address =&gt; uint) balance;</text:span><text:span text:style-name="T18"><text:line-break/></text:span><text:span text:style-name="T18"> <text:s/>uint[3] childBalance;</text:span><text:span text:style-name="T18"><text:line-break/></text:span><text:span text:style-name="T18"><text:line-break/></text:span><text:span text:style-name="T18"> <text:s/>// Regular transfer inside the same chain.</text:span><text:span text:style-name="T18"><text:line-break/></text:span><text:span text:style-name="T18"> <text:s/>function transfer(address recipient, uint amount) {</text:span><text:span text:style-name="T18"><text:line-break/></text:span><text:span text:style-name="T18"> <text:s text:c="3"/>require(balance[msg.sender] &gt;= amount);</text:span><text:span text:style-name="T18"><text:line-break/></text:span><text:span text:style-name="T18"> <text:s text:c="3"/>balance[msg.sender] -= amount;</text:span><text:span text:style-name="T18"><text:line-break/></text:span><text:span text:style-name="T18"> <text:s text:c="3"/>balance[recipient] += amount;</text:span><text:span text:style-name="T18"><text:line-break/></text:span><text:span text:style-name="T18"> <text:s/>}</text:span><text:span text:style-name="T18"><text:line-break/></text:span><text:span text:style-name="T18"> <text:s/>// Moves tokens from an account in the parent</text:span><text:span text:style-name="T18"><text:line-break/></text:span><text:span text:style-name="T18"> <text:s/>// to the same account in the child chain.</text:span><text:span text:style-name="T18"><text:line-break/></text:span><text:span text:style-name="T18"> <text:s/>edge function transferToChild(amount) {</text:span><text:span text:style-name="T18"><text:line-break/></text:span><text:span text:style-name="T18"> <text:s text:c="3"/>parent {</text:span><text:span text:style-name="T18"><text:line-break/></text:span><text:span text:style-name="T18"> <text:s text:c="5"/>require(balance[msg.sender] &gt;= amount);</text:span><text:span text:style-name="T18"><text:line-break/></text:span><text:span text:style-name="T18"> <text:s text:c="5"/>balance[msg.sender] -= amount;</text:span><text:span text:style-name="T18"><text:line-break/></text:span><text:span text:style-name="T18"> <text:s text:c="5"/>childBalance[child] += amount;</text:span><text:span text:style-name="T18"><text:line-break/></text:span><text:span text:style-name="T18"> <text:s text:c="3"/>}</text:span><text:span text:style-name="T18"><text:line-break/></text:span><text:span text:style-name="T18"> <text:s text:c="3"/>// After successful completion of the</text:span><text:span text:style-name="T18"><text:line-break/></text:span><text:span text:style-name="T18"> <text:s text:c="3"/>// parent part, the child part can be</text:span><text:span text:style-name="T18"><text:line-break/></text:span><text:span text:style-name="T18"> <text:s text:c="3"/>// executed in the child.</text:span><text:span text:style-name="T18"><text:line-break/></text:span><text:span text:style-name="T18"> <text:s text:c="3"/>child { <text:s/>balance[msg.sender] += amount; <text:s/>}</text:span><text:span text:style-name="T18"><text:line-break/></text:span><text:span text:style-name="T18"> <text:s/>}</text:span><text:span text:style-name="T18"><text:line-break/></text:span><text:span text:style-name="T18"/></text:p>
          </draw:text-box>
        </draw:frame>
        <draw:frame draw:name="Shape 432" presentation:style-name="pr10" draw:text-style-name="P5" draw:layer="layout" svg:width="11.11cm" svg:height="10.765cm" svg:x="13.423cm" svg:y="1.926cm" presentation:class="outline" presentation:user-transformed="true">
          <draw:text-box>
            <text:p text:style-name="P8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/></text:span><text:span text:style-name="T18">edge function transferToParent(amount) {</text:span><text:span text:style-name="T18"><text:line-break/></text:span><text:span text:style-name="T18"> <text:s text:c="3"/>child {</text:span><text:span text:style-name="T18"><text:line-break/></text:span><text:span text:style-name="T18"> <text:s text:c="5"/>require(balance[msg.sender] &gt;= amount);</text:span><text:span text:style-name="T18"><text:line-break/></text:span><text:span text:style-name="T18"> <text:s text:c="5"/>balance[msg.sender] -= amount;</text:span><text:span text:style-name="T18"><text:line-break/></text:span><text:span text:style-name="T18"> <text:s text:c="3"/>}</text:span><text:span text:style-name="T18"><text:line-break/></text:span><text:span text:style-name="T18"> <text:s text:c="3"/>parent {</text:span><text:span text:style-name="T18"><text:line-break/></text:span><text:span text:style-name="T18"> <text:s text:c="5"/>require(childBalance[child] &gt;= amount);</text:span><text:span text:style-name="T18"><text:line-break/></text:span><text:span text:style-name="T18"> <text:s text:c="5"/>childBalance[child] -= amount;</text:span><text:span text:style-name="T18"><text:line-break/></text:span><text:span text:style-name="T18"> <text:s text:c="5"/>balance[msg.sender] += amount;</text:span><text:span text:style-name="T18"><text:line-break/></text:span><text:span text:style-name="T18"> <text:s text:c="3"/>}</text:span><text:span text:style-name="T18"><text:line-break/></text:span><text:span text:style-name="T18"> <text:s/>}</text:span><text:span text:style-name="T18"><text:line-break/></text:span><text:span text:style-name="T18">}</text:span></text:p>
            <text:p text:style-name="P8"><text:span text:style-name="T18"/></text:p>
            <text:p text:style-name="P8"><text:span text:style-name="T19"/></text:p>
          </draw:text-box>
        </draw:frame>
        <presentation:notes draw:style-name="dp2">
          <draw:page-thumbnail draw:name="Shape 427" draw:style-name="gr2" draw:layer="layout" svg:width="16.932cm" svg:height="9.524cm" svg:x="1.059cm" svg:y="1.905cm" draw:page-number="7" presentation:class="page"/>
          <draw:frame draw:name="Shape 428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 Mono" svg:font-family="'Roboto Mon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13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document-statistic meta:object-count="416"/>
  </office:meta>
</office:document-meta>
</file>